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483c67" style:font-name="Consolas" fo:font-size="10.5pt" fo:font-weight="normal" fo:background-color="transparent"/>
    </style:style>
    <style:style style:name="P2" style:family="paragraph" style:parent-style-name="Standard">
      <loext:graphic-properties draw:fill="solid" draw:fill-color="#000000"/>
      <style:paragraph-properties fo:background-color="#000000"/>
      <style:text-properties fo:color="#483c67" style:font-name="Consolas" fo:font-size="10.5pt" fo:font-weight="normal" officeooo:rsid="003106b3" officeooo:paragraph-rsid="003106b3" fo:background-color="transparent"/>
    </style:style>
    <style:style style:name="P3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fo:background-color="transparent"/>
    </style:style>
    <style:style style:name="P4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officeooo:paragraph-rsid="0026a496" fo:background-color="transparent"/>
    </style:style>
    <style:style style:name="P5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officeooo:rsid="002054c8" officeooo:paragraph-rsid="002054c8" fo:background-color="transparent"/>
    </style:style>
    <style:style style:name="P6" style:family="paragraph" style:parent-style-name="Standard">
      <loext:graphic-properties draw:fill="solid" draw:fill-color="#000000"/>
      <style:paragraph-properties fo:text-align="start" style:justify-single-word="false" fo:background-color="#000000"/>
      <style:text-properties fo:color="#e1e1e6" style:font-name="Consolas" fo:font-size="10.5pt" fo:font-weight="normal" officeooo:rsid="002d2c79" officeooo:paragraph-rsid="002d2c79" fo:background-color="transparent"/>
    </style:style>
    <style:style style:name="P7" style:family="paragraph" style:parent-style-name="Standard">
      <loext:graphic-properties draw:fill="solid" draw:fill-color="#000000"/>
      <style:paragraph-properties fo:text-align="start" style:justify-single-word="false" fo:background-color="#000000"/>
      <style:text-properties fo:color="#e1e1e6" style:font-name="Consolas" fo:font-size="10.5pt" fo:font-weight="normal" officeooo:paragraph-rsid="002c2ccf" fo:background-color="transparent"/>
    </style:style>
    <style:style style:name="P8" style:family="paragraph" style:parent-style-name="Standard">
      <loext:graphic-properties draw:fill="solid" draw:fill-color="#000000"/>
      <style:paragraph-properties fo:text-align="start" style:justify-single-word="false" fo:background-color="#000000"/>
      <style:text-properties fo:color="#e1e1e6" style:font-name="Consolas" fo:font-size="10.5pt" fo:font-weight="normal" fo:background-color="transparent"/>
    </style:style>
    <style:style style:name="P9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3106b3" officeooo:paragraph-rsid="003106b3" fo:background-color="transparent"/>
    </style:style>
    <style:style style:name="P10" style:family="paragraph" style:parent-style-name="Standard">
      <style:paragraph-properties style:line-height-at-least="0.503cm"/>
      <style:text-properties fo:color="#e1e1e6" style:font-name="Consolas" fo:font-size="10.5pt" fo:font-weight="normal" fo:background-color="#191622"/>
    </style:style>
    <style:style style:name="P11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fo:background-color="#191622"/>
    </style:style>
    <style:style style:name="P12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fo:background-color="transparent"/>
    </style:style>
    <style:style style:name="P13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officeooo:paragraph-rsid="0026a496" fo:background-color="transparent"/>
    </style:style>
    <style:style style:name="P14" style:family="paragraph" style:parent-style-name="Standard">
      <loext:graphic-properties draw:fill="solid" draw:fill-color="#000000"/>
      <style:paragraph-properties style:line-height-at-least="0.503cm" fo:background-color="#000000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loext:graphic-properties draw:fill="solid" draw:fill-color="#000000"/>
      <style:paragraph-properties style:line-height-at-least="0.503cm" fo:background-color="#000000"/>
      <style:text-properties fo:background-color="transparent"/>
    </style:style>
    <style:style style:name="P17" style:family="paragraph" style:parent-style-name="Standard">
      <loext:graphic-properties draw:fill="solid" draw:fill-color="#000000"/>
      <style:paragraph-properties fo:background-color="#000000"/>
      <style:text-properties officeooo:rsid="003106b3" officeooo:paragraph-rsid="003106b3" fo:background-color="transparent"/>
    </style:style>
    <style:style style:name="P18" style:family="paragraph" style:parent-style-name="Standard">
      <loext:graphic-properties draw:fill="solid" draw:fill-color="#c9211e"/>
      <style:paragraph-properties fo:background-color="#c9211e"/>
    </style:style>
    <style:style style:name="P19" style:family="paragraph" style:parent-style-name="Standard">
      <style:text-properties officeooo:paragraph-rsid="002054c8"/>
    </style:style>
    <style:style style:name="P20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ff79c6" fo:background-color="transparent"/>
    </style:style>
    <style:style style:name="P21" style:family="paragraph" style:parent-style-name="Standard">
      <style:text-properties style:use-window-font-color="true" style:font-name="Consolas" fo:font-size="10.5pt" fo:font-weight="normal" officeooo:paragraph-rsid="002054c8" fo:background-color="transparent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text-properties style:font-name="Arial" officeooo:paragraph-rsid="00236e0f"/>
    </style:style>
    <style:style style:name="P24" style:family="paragraph" style:parent-style-name="Standard">
      <style:text-properties style:font-name="Arial" officeooo:paragraph-rsid="002054c8"/>
    </style:style>
    <style:style style:name="P25" style:family="paragraph" style:parent-style-name="Standard">
      <style:text-properties style:font-name="Arial" fo:font-size="12pt" style:font-size-asian="12pt" style:font-size-complex="12pt"/>
    </style:style>
    <style:style style:name="P26" style:family="paragraph" style:parent-style-name="Standard">
      <style:text-properties style:font-name="Arial" fo:font-size="12pt" officeooo:paragraph-rsid="002054c8" style:font-size-asian="12pt" style:font-size-complex="12pt"/>
    </style:style>
    <style:style style:name="P27" style:family="paragraph" style:parent-style-name="Standard">
      <style:text-properties style:font-name="Arial" fo:font-size="12pt" officeooo:rsid="003515e8" officeooo:paragraph-rsid="003515e8" style:font-size-asian="12pt" style:font-size-complex="12pt"/>
    </style:style>
    <style:style style:name="P28" style:family="paragraph" style:parent-style-name="Standard">
      <style:text-properties style:font-name="Arial" fo:font-size="12pt" officeooo:rsid="0034424a" officeooo:paragraph-rsid="0034424a" fo:background-color="transparent" style:font-size-asian="12pt" style:font-size-complex="12pt"/>
    </style:style>
    <style:style style:name="P29" style:family="paragraph" style:parent-style-name="Standard">
      <style:text-properties style:font-name="Arial" fo:font-size="12pt" officeooo:rsid="003106b3" officeooo:paragraph-rsid="003106b3" fo:background-color="transparent" style:font-size-asian="12pt" style:font-size-complex="12pt"/>
    </style:style>
    <style:style style:name="P30" style:family="paragraph" style:parent-style-name="Standard">
      <style:text-properties style:font-name="Arial" fo:background-color="transparent"/>
    </style:style>
    <style:style style:name="P31" style:family="paragraph" style:parent-style-name="Standard">
      <loext:graphic-properties draw:fill="solid" draw:fill-color="#c9211e"/>
      <style:paragraph-properties fo:background-color="#c9211e"/>
      <style:text-properties style:font-name="Arial"/>
    </style:style>
    <style:style style:name="P32" style:family="paragraph" style:parent-style-name="Standard">
      <loext:graphic-properties draw:fill="solid" draw:fill-color="#78d1e1"/>
      <style:paragraph-properties fo:background-color="#78d1e1"/>
      <style:text-properties style:font-name="Arial"/>
    </style:style>
    <style:style style:name="P33" style:family="paragraph" style:parent-style-name="Standard">
      <loext:graphic-properties draw:fill="solid" draw:fill-color="#729fcf"/>
      <style:paragraph-properties fo:background-color="#729fcf"/>
      <style:text-properties style:font-name="Arial"/>
    </style:style>
    <style:style style:name="P34" style:family="paragraph" style:parent-style-name="Standard">
      <loext:graphic-properties draw:fill="solid" draw:fill-color="#c9211e"/>
      <style:paragraph-properties fo:background-color="#c9211e"/>
      <style:text-properties style:font-name="Arial" officeooo:rsid="00256c29" officeooo:paragraph-rsid="00256c29"/>
    </style:style>
    <style:style style:name="P35" style:family="paragraph" style:parent-style-name="Standard">
      <style:text-properties style:font-name="Arial" officeooo:paragraph-rsid="00291f15"/>
    </style:style>
    <style:style style:name="P36" style:family="paragraph" style:parent-style-name="Standard">
      <style:paragraph-properties fo:text-align="start" style:justify-single-word="false"/>
      <style:text-properties style:font-name="Arial" officeooo:rsid="002bf7d3" officeooo:paragraph-rsid="002bf7d3"/>
    </style:style>
    <style:style style:name="P37" style:family="paragraph" style:parent-style-name="Standard">
      <style:paragraph-properties fo:text-align="start" style:justify-single-word="false"/>
      <style:text-properties style:font-name="Arial" officeooo:rsid="002bf7d3" officeooo:paragraph-rsid="002d2c79"/>
    </style:style>
    <style:style style:name="P38" style:family="paragraph" style:parent-style-name="Standard">
      <style:paragraph-properties fo:text-align="start" style:justify-single-word="false"/>
      <style:text-properties style:font-name="Arial" officeooo:rsid="002c2ccf" officeooo:paragraph-rsid="002c2ccf"/>
    </style:style>
    <style:style style:name="P39" style:family="paragraph" style:parent-style-name="Standard">
      <style:text-properties style:font-name="Arial" officeooo:rsid="002ce299" officeooo:paragraph-rsid="002ce299"/>
    </style:style>
    <style:style style:name="P40" style:family="paragraph" style:parent-style-name="Standard">
      <style:paragraph-properties fo:text-align="start" style:justify-single-word="false"/>
      <style:text-properties style:font-name="Arial" officeooo:rsid="002d2c79" officeooo:paragraph-rsid="002d2c79"/>
    </style:style>
    <style:style style:name="P41" style:family="paragraph" style:parent-style-name="Standard">
      <style:text-properties style:font-name="Arial" fo:font-size="10.5pt" style:font-size-asian="10.5pt" style:font-size-complex="10.5pt"/>
    </style:style>
    <style:style style:name="P42" style:family="paragraph" style:parent-style-name="Standard">
      <style:text-properties style:font-name="Arial" fo:font-size="10.5pt" officeooo:paragraph-rsid="0038fce8" style:font-size-asian="10.5pt" style:font-size-complex="10.5pt"/>
    </style:style>
    <style:style style:name="P43" style:family="paragraph" style:parent-style-name="Standard">
      <style:text-properties style:font-name="Arial" fo:font-size="10.5pt" officeooo:paragraph-rsid="0036fde3" style:font-size-asian="10.5pt" style:font-size-complex="10.5pt"/>
    </style:style>
    <style:style style:name="P44" style:family="paragraph" style:parent-style-name="Standard">
      <style:text-properties style:font-name="Arial" fo:font-size="10.5pt" officeooo:paragraph-rsid="003515e8" style:font-size-asian="10.5pt" style:font-size-complex="10.5pt"/>
    </style:style>
    <style:style style:name="P45" style:family="paragraph" style:parent-style-name="Standard">
      <style:text-properties style:font-name="Arial" fo:font-size="10.5pt" officeooo:paragraph-rsid="003af971" style:font-size-asian="10.5pt" style:font-size-complex="10.5pt"/>
    </style:style>
    <style:style style:name="P46" style:family="paragraph" style:parent-style-name="Standard">
      <style:text-properties style:font-name="Arial" fo:font-size="10.5pt" officeooo:paragraph-rsid="003106b3" style:font-size-asian="10.5pt" style:font-size-complex="10.5pt"/>
    </style:style>
    <style:style style:name="P47" style:family="paragraph" style:parent-style-name="Standard">
      <style:text-properties style:font-name="Arial" fo:font-size="10.5pt" officeooo:paragraph-rsid="003ce46b" style:font-size-asian="10.5pt" style:font-size-complex="10.5pt"/>
    </style:style>
    <style:style style:name="P48" style:family="paragraph" style:parent-style-name="Standard">
      <style:text-properties style:font-name="Arial" fo:font-size="10.5pt" officeooo:paragraph-rsid="003e84a9" style:font-size-asian="10.5pt" style:font-size-complex="10.5pt"/>
    </style:style>
    <style:style style:name="P49" style:family="paragraph" style:parent-style-name="Standard">
      <style:text-properties officeooo:paragraph-rsid="00236e0f"/>
    </style:style>
    <style:style style:name="P50" style:family="paragraph" style:parent-style-name="Standard">
      <style:text-properties officeooo:paragraph-rsid="00291f15"/>
    </style:style>
    <style:style style:name="P51" style:family="paragraph" style:parent-style-name="Standard">
      <loext:graphic-properties draw:fill="solid" draw:fill-color="#000000"/>
      <style:paragraph-properties fo:margin-top="0cm" fo:margin-bottom="0.499cm" loext:contextual-spacing="false" style:line-height-at-least="0.503cm" fo:background-color="#000000"/>
      <style:text-properties fo:background-color="transparent"/>
    </style:style>
    <style:style style:name="P52" style:family="paragraph" style:parent-style-name="Standard">
      <loext:graphic-properties draw:fill="solid" draw:fill-color="#000000"/>
      <style:paragraph-properties fo:margin-top="0cm" fo:margin-bottom="0.499cm" loext:contextual-spacing="false" style:line-height-at-least="0.503cm" fo:background-color="#000000"/>
      <style:text-properties fo:color="#e1e1e6" style:font-name="Consolas" fo:font-size="10.5pt" fo:font-weight="normal" fo:background-color="transparent"/>
    </style:style>
    <style:style style:name="P53" style:family="paragraph" style:parent-style-name="Subtitle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4" style:family="paragraph" style:parent-style-name="Heading_20_2" style:list-style-name=""/>
    <style:style style:name="P55" style:family="paragraph" style:parent-style-name="Standard">
      <style:text-properties style:font-name="Arial" fo:font-size="10.5pt" officeooo:rsid="003106b3" fo:background-color="transparent" style:font-size-asian="10.5pt" style:font-size-complex="10.5pt"/>
    </style:style>
    <style:style style:name="P56" style:family="paragraph" style:parent-style-name="Standard">
      <style:text-properties style:font-name="Arial" fo:font-size="10.5pt" officeooo:rsid="003106b3" officeooo:paragraph-rsid="003515e8" fo:background-color="transparent" style:font-size-asian="10.5pt" style:font-size-complex="10.5pt"/>
    </style:style>
    <style:style style:name="P57" style:family="paragraph" style:parent-style-name="Standard">
      <style:text-properties style:font-name="Arial" fo:font-size="12pt" officeooo:rsid="003106b3" fo:background-color="transparent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Arial" officeooo:rsid="002bf7d3" officeooo:paragraph-rsid="002d2c79"/>
    </style:style>
    <style:style style:name="P59" style:family="paragraph" style:parent-style-name="Standard">
      <style:paragraph-properties fo:text-align="start" style:justify-single-word="false"/>
      <style:text-properties officeooo:paragraph-rsid="0041ab95"/>
    </style:style>
    <style:style style:name="P60" style:family="paragraph" style:parent-style-name="Standard">
      <style:paragraph-properties fo:text-align="start" style:justify-single-word="false"/>
      <style:text-properties officeooo:rsid="0041ab95" officeooo:paragraph-rsid="0041ab95"/>
    </style:style>
    <style:style style:name="T1" style:family="text">
      <style:text-properties fo:color="#e7de79"/>
    </style:style>
    <style:style style:name="T2" style:family="text">
      <style:text-properties fo:color="#e7de79" style:font-name="Consolas" fo:font-size="10.5pt" fo:font-weight="normal"/>
    </style:style>
    <style:style style:name="T3" style:family="text">
      <style:text-properties fo:color="#e7de79" style:font-name="Consolas" fo:font-size="10.5pt" fo:font-weight="normal" fo:background-color="#191622" loext:char-shading-value="0"/>
    </style:style>
    <style:style style:name="T4" style:family="text">
      <style:text-properties fo:color="#e7de79" style:font-name="Consolas" fo:font-size="10.5pt" fo:font-weight="normal" officeooo:rsid="002d2c79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style:font-name="Consolas" fo:font-size="10.5pt" fo:font-weight="normal" officeooo:rsid="0026a496"/>
    </style:style>
    <style:style style:name="T7" style:family="text">
      <style:text-properties fo:color="#483c67" style:font-name="Consolas" fo:font-size="10.5pt" fo:font-weight="normal"/>
    </style:style>
    <style:style style:name="T8" style:family="text">
      <style:text-properties fo:color="#483c67" style:font-name="Consolas" fo:font-size="10.5pt" fo:font-weight="normal" officeooo:rsid="001b46bd"/>
    </style:style>
    <style:style style:name="T9" style:family="text">
      <style:text-properties fo:color="#483c67" style:font-name="Consolas" fo:font-size="10.5pt" fo:font-weight="normal" officeooo:rsid="002181c8"/>
    </style:style>
    <style:style style:name="T10" style:family="text">
      <style:text-properties fo:color="#ff79c6"/>
    </style:style>
    <style:style style:name="T11" style:family="text">
      <style:text-properties fo:color="#ff79c6" style:font-name="Consolas" fo:font-size="10.5pt" fo:font-weight="normal"/>
    </style:style>
    <style:style style:name="T12" style:family="text">
      <style:text-properties fo:color="#ff79c6" style:font-name="Consolas" fo:font-size="10.5pt" fo:font-weight="normal" fo:background-color="transparent" loext:char-shading-value="0"/>
    </style:style>
    <style:style style:name="T13" style:family="text">
      <style:text-properties fo:color="#ff79c6" style:font-name="Consolas" fo:font-size="10.5pt" fo:font-weight="normal" fo:background-color="#191622" loext:char-shading-value="0"/>
    </style:style>
    <style:style style:name="T14" style:family="text">
      <style:text-properties fo:color="#ff79c6" fo:background-color="transparent" loext:char-shading-value="0"/>
    </style:style>
    <style:style style:name="T15" style:family="text">
      <style:text-properties fo:color="#ff79c6" fo:font-weight="bold"/>
    </style:style>
    <style:style style:name="T16" style:family="text">
      <style:text-properties fo:color="#ff79c6" style:font-weight-asian="bold" style:font-weight-complex="bold"/>
    </style:style>
    <style:style style:name="T17" style:family="text">
      <style:text-properties fo:color="#e1e1e6"/>
    </style:style>
    <style:style style:name="T18" style:family="text">
      <style:text-properties fo:color="#e1e1e6" style:font-name="Consolas" fo:font-size="10.5pt" fo:font-weight="normal"/>
    </style:style>
    <style:style style:name="T19" style:family="text">
      <style:text-properties fo:color="#e1e1e6" style:font-name="Consolas" fo:font-size="10.5pt" fo:font-weight="normal" fo:background-color="transparent" loext:char-shading-value="0"/>
    </style:style>
    <style:style style:name="T20" style:family="text">
      <style:text-properties fo:color="#e1e1e6" style:font-name="Consolas" fo:font-size="10.5pt" fo:font-weight="normal" fo:background-color="#191622" loext:char-shading-value="0"/>
    </style:style>
    <style:style style:name="T21" style:family="text">
      <style:text-properties fo:color="#78d1e1"/>
    </style:style>
    <style:style style:name="T22" style:family="text">
      <style:text-properties fo:color="#78d1e1" style:font-name="Consolas" fo:font-size="10.5pt" fo:font-weight="normal"/>
    </style:style>
    <style:style style:name="T23" style:family="text">
      <style:text-properties fo:color="#78d1e1" style:font-name="Consolas" fo:font-size="10.5pt" fo:font-weight="normal" fo:background-color="transparent" loext:char-shading-value="0"/>
    </style:style>
    <style:style style:name="T24" style:family="text">
      <style:text-properties fo:color="#78d1e1" style:font-name="Consolas" fo:font-size="10.5pt" fo:font-style="italic" fo:font-weight="normal"/>
    </style:style>
    <style:style style:name="T25" style:family="text">
      <style:text-properties fo:color="#78d1e1" style:font-weight-asian="bold" style:font-weight-complex="bold"/>
    </style:style>
    <style:style style:name="T26" style:family="text">
      <style:text-properties fo:color="#67e480"/>
    </style:style>
    <style:style style:name="T27" style:family="text">
      <style:text-properties fo:color="#67e480" style:font-name="Consolas" fo:font-size="10.5pt" fo:font-weight="normal"/>
    </style:style>
    <style:style style:name="T28" style:family="text">
      <style:text-properties fo:color="#67e480" style:font-name="Consolas" fo:font-size="10.5pt" fo:font-weight="normal" fo:background-color="transparent" loext:char-shading-value="0"/>
    </style:style>
    <style:style style:name="T29" style:family="text">
      <style:text-properties fo:color="#67e480" style:font-name="Consolas" fo:font-size="10.5pt" fo:font-weight="normal" fo:background-color="#191622" loext:char-shading-value="0"/>
    </style:style>
    <style:style style:name="T30" style:family="text">
      <style:text-properties fo:color="#988bc7"/>
    </style:style>
    <style:style style:name="T31" style:family="text">
      <style:text-properties fo:color="#988bc7" fo:font-style="italic"/>
    </style:style>
    <style:style style:name="T32" style:family="text">
      <style:text-properties fo:color="#988bc7" style:font-name="Consolas" fo:font-size="10.5pt" fo:font-weight="normal"/>
    </style:style>
    <style:style style:name="T33" style:family="text">
      <style:text-properties fo:color="#988bc7" style:font-name="Consolas" fo:font-size="10.5pt" fo:font-weight="normal" officeooo:rsid="0041ab95" fo:background-color="transparent" loext:char-shading-value="0"/>
    </style:style>
    <style:style style:name="T34" style:family="text">
      <style:text-properties fo:color="#e89e64"/>
    </style:style>
    <style:style style:name="T35" style:family="text">
      <style:text-properties fo:color="#e89e64" style:font-name="Consolas" fo:font-size="10.5pt" fo:font-style="italic" fo:font-weight="normal"/>
    </style:style>
    <style:style style:name="T36" style:family="text">
      <style:text-properties fo:color="#e89e64" style:font-name="Consolas" fo:font-size="10.5pt" fo:font-style="italic" fo:font-weight="normal" fo:background-color="transparent" loext:char-shading-value="0"/>
    </style:style>
    <style:style style:name="T37" style:family="text">
      <style:text-properties fo:color="#e89e64" fo:font-style="italic"/>
    </style:style>
    <style:style style:name="T38" style:family="text">
      <style:text-properties style:use-window-font-color="true"/>
    </style:style>
    <style:style style:name="T39" style:family="text">
      <style:text-properties style:use-window-font-color="true" style:font-name="Consolas" fo:font-size="10.5pt" fo:font-weight="normal"/>
    </style:style>
    <style:style style:name="T40" style:family="text">
      <style:text-properties style:use-window-font-color="true" style:font-name="Consolas" fo:font-size="10.5pt" fo:font-weight="normal" fo:background-color="transparent" loext:char-shading-value="0"/>
    </style:style>
    <style:style style:name="T41" style:family="text">
      <style:text-properties style:use-window-font-color="true" fo:font-size="10.5pt" fo:font-weight="normal" fo:background-color="transparent" loext:char-shading-value="0"/>
    </style:style>
    <style:style style:name="T42" style:family="text">
      <style:text-properties style:use-window-font-color="true" fo:font-size="10.5pt" fo:font-weight="normal" officeooo:rsid="002379f4" fo:background-color="transparent" loext:char-shading-value="0"/>
    </style:style>
    <style:style style:name="T43" style:family="text">
      <style:text-properties style:use-window-font-color="true" style:font-name="Arial" fo:font-size="10.5pt" fo:font-weight="normal" officeooo:rsid="00236e0f" fo:background-color="transparent" loext:char-shading-value="0"/>
    </style:style>
    <style:style style:name="T44" style:family="text">
      <style:text-properties officeooo:rsid="00236e0f"/>
    </style:style>
    <style:style style:name="T45" style:family="text">
      <style:text-properties style:font-name="Arial"/>
    </style:style>
    <style:style style:name="T46" style:family="text">
      <style:text-properties style:font-name="Arial" officeooo:rsid="00236e0f"/>
    </style:style>
    <style:style style:name="T47" style:family="text">
      <style:text-properties style:font-name="Arial" officeooo:rsid="00256c29"/>
    </style:style>
    <style:style style:name="T48" style:family="text">
      <style:text-properties style:font-name="Arial" officeooo:rsid="0027beea"/>
    </style:style>
    <style:style style:name="T49" style:family="text">
      <style:text-properties style:font-name="Arial" officeooo:rsid="002bf7d3"/>
    </style:style>
    <style:style style:name="T50" style:family="text">
      <style:text-properties style:font-name="Arial" officeooo:rsid="0041ab95"/>
    </style:style>
    <style:style style:name="T51" style:family="text">
      <style:text-properties style:font-name="Arial" officeooo:rsid="002d2c79"/>
    </style:style>
    <style:style style:name="T52" style:family="text">
      <style:text-properties style:font-name="Arial" officeooo:rsid="002d79a7"/>
    </style:style>
    <style:style style:name="T53" style:family="text">
      <style:text-properties officeooo:rsid="002379f4"/>
    </style:style>
    <style:style style:name="T54" style:family="text">
      <style:text-properties officeooo:rsid="00256c29"/>
    </style:style>
    <style:style style:name="T55" style:family="text">
      <style:text-properties officeooo:rsid="00291f15"/>
    </style:style>
    <style:style style:name="T56" style:family="text">
      <style:text-properties fo:color="#7159c1" style:font-name="Consolas" fo:font-size="10.5pt" fo:font-weight="normal"/>
    </style:style>
    <style:style style:name="T57" style:family="text">
      <style:text-properties officeooo:rsid="002d2c79"/>
    </style:style>
    <style:style style:name="T58" style:family="text">
      <style:text-properties officeooo:rsid="002d79a7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3106b3" fo:background-color="transparent" loext:char-shading-value="0"/>
    </style:style>
    <style:style style:name="T61" style:family="text">
      <style:text-properties officeooo:rsid="003515e8" fo:background-color="transparent" loext:char-shading-value="0"/>
    </style:style>
    <style:style style:name="T62" style:family="text">
      <style:text-properties style:font-weight-asian="bold" style:font-weight-complex="bold"/>
    </style:style>
    <style:style style:name="T63" style:family="text">
      <style:text-properties officeooo:rsid="003317ff"/>
    </style:style>
    <style:style style:name="T64" style:family="text">
      <style:text-properties officeooo:rsid="0041ab95"/>
    </style:style>
    <style:style style:name="T65" style:family="text">
      <style:text-properties style:font-name="Arial"/>
    </style:style>
    <style:style style:name="T66" style:family="text">
      <style:text-properties style:font-name="Arial" officeooo:rsid="002d79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cmaScript 6</text:p>
      <text:p text:style-name="P53">Modulo 1</text:p>
      <text:p text:style-name="P36">Para começar tem que utilizar algumas dependências:</text:p>
      <text:p text:style-name="P37"><text:tab/>yarn init</text:p>
      <text:p text:style-name="P37"><text:tab/>yarn add @babel/cli</text:p>
      <text:p text:style-name="P37"><text:tab/><text:span text:style-name="T57">yarn add @babel/core</text:span></text:p>
      <text:p text:style-name="P37"><text:tab/><text:span text:style-name="T58">yarn add @babel/preset-env</text:span></text:p>
      <text:p text:style-name="P59"><text:span text:style-name="T49"><text:tab/></text:span><text:span text:style-name="T50">yarn add </text:span><text:span text:style-name="T45">@babel/plugin-proposal-object-rest-spread</text:span></text:p>
      <text:p text:style-name="P60"><text:span text:style-name="T45">ou de forma simplificada:</text:span></text:p>
      <text:p text:style-name="P60"><text:span text:style-name="T45"><text:tab/>yarn add</text:span><text:span text:style-name="T49"> @babel/cli</text:span><text:span text:style-name="T51"> @babel/core</text:span><text:span text:style-name="T52"> @babel/preset-env</text:span><text:span text:style-name="T45"> </text:span><text:span text:style-name="T52">@babel/plugin-proposal-object-rest-spread</text:span></text:p>
      <text:p text:style-name="P38">Logo depois crie um arquivo que se chama:</text:p>
      <text:p text:style-name="P38"><text:tab/>.babelrc</text:p>
      <text:p text:style-name="P38">Pois esse arquivo transformará os ES para uma versão que navegador leia,</text:p>
      <text:p text:style-name="P38">Para configurar o babel escreva:</text:p>
      <text:p text:style-name="P7">{</text:p>
      <text:p text:style-name="P12"><text:s text:c="4"/><text:span text:style-name="T56">"</text:span><text:span text:style-name="T32">presets</text:span><text:span text:style-name="T56">"</text:span><text:span text:style-name="T11">:</text:span><text:span text:style-name="T5"> [</text:span><text:span text:style-name="T2">"@babel/preset-env"</text:span><text:span text:style-name="T5">]</text:span></text:p>
      <text:p text:style-name="P3">}</text:p>
      <text:p text:style-name="P38"/>
      <text:p text:style-name="P40">depois no pakage.json tenho que colocar uma nova propriedade chamada scripts desta forma:</text:p>
      <text:p text:style-name="P6">{</text:p>
      <text:p text:style-name="P12"><text:s text:c="2"/><text:span text:style-name="T56">"</text:span><text:span text:style-name="T32">name</text:span><text:span text:style-name="T56">"</text:span><text:span text:style-name="T11">:</text:span><text:span text:style-name="T5"> </text:span><text:span text:style-name="T2">"exercicio"</text:span><text:span text:style-name="T5">,</text:span></text:p>
      <text:p text:style-name="P12"><text:s text:c="2"/><text:span text:style-name="T56">"</text:span><text:span text:style-name="T32">version</text:span><text:span text:style-name="T56">"</text:span><text:span text:style-name="T11">:</text:span><text:span text:style-name="T5"> </text:span><text:span text:style-name="T2">"1.0.0"</text:span><text:span text:style-name="T5">,</text:span></text:p>
      <text:p text:style-name="P12"><text:s text:c="2"/><text:span text:style-name="T56">"</text:span><text:span text:style-name="T32">main</text:span><text:span text:style-name="T56">"</text:span><text:span text:style-name="T11">:</text:span><text:span text:style-name="T5"> </text:span><text:span text:style-name="T2">"index.js"</text:span><text:span text:style-name="T5">,</text:span></text:p>
      <text:p text:style-name="P12"><text:s text:c="2"/><text:span text:style-name="T56">"</text:span><text:span text:style-name="T32">license</text:span><text:span text:style-name="T56">"</text:span><text:span text:style-name="T11">:</text:span><text:span text:style-name="T5"> </text:span><text:span text:style-name="T2">"MIT"</text:span><text:span text:style-name="T5">,</text:span></text:p>
      <text:p text:style-name="P12"><text:s text:c="2"/><text:span text:style-name="T56">"</text:span><text:span text:style-name="T32">dependencies</text:span><text:span text:style-name="T56">"</text:span><text:span text:style-name="T11">:</text:span><text:span text:style-name="T5"> {</text:span></text:p>
      <text:p text:style-name="P12"><text:s text:c="4"/><text:span text:style-name="T56">"</text:span><text:span text:style-name="T32">@babel/cli</text:span><text:span text:style-name="T56">"</text:span><text:span text:style-name="T11">:</text:span><text:span text:style-name="T5"> </text:span><text:span text:style-name="T2">"^7.10.5"</text:span><text:span text:style-name="T5">,</text:span></text:p>
      <text:p text:style-name="P12"><text:span text:style-name="T5"><text:s text:c="2"/></text:span><text:span text:style-name="T56">"</text:span><text:span text:style-name="T32">@babel/core</text:span><text:span text:style-name="T56">"</text:span><text:span text:style-name="T11">: </text:span><text:span text:style-name="T2">"^7.11.1"</text:span><text:span text:style-name="T5">,</text:span></text:p>
      <text:p text:style-name="P12"><text:span text:style-name="T56"><text:s text:c="2"/>"</text:span><text:span text:style-name="T32">@babel/preset-env</text:span><text:span text:style-name="T56">"</text:span><text:span text:style-name="T11">: </text:span><text:span text:style-name="T2">"^7.11.0"</text:span></text:p>
      <text:p text:style-name="P12"><text:s text:c="4"/><text:span text:style-name="T56">"</text:span><text:span text:style-name="T32">@babel/plugin-proposal-object-rest-spread</text:span><text:span text:style-name="T56">"</text:span><text:span text:style-name="T11">:</text:span><text:span text:style-name="T5"> </text:span><text:span text:style-name="T2">"^7.11.0"</text:span></text:p>
      <text:p text:style-name="P16"><text:span text:style-name="T17"><text:s text:c="2"/></text:span><text:span text:style-name="T18">},</text:span></text:p>
      <text:p text:style-name="P12"><text:s text:c="2"/></text:p>
      <text:p text:style-name="P12"><text:s text:c="2"/><text:span text:style-name="T56">"</text:span><text:span text:style-name="T32">scripts</text:span><text:span text:style-name="T56">"</text:span><text:span text:style-name="T11">:</text:span><text:span text:style-name="T5"> {</text:span></text:p>
      <text:p text:style-name="P12"><text:s text:c="4"/><text:span text:style-name="T56">"</text:span><text:span text:style-name="T32">dev</text:span><text:span text:style-name="T56">"</text:span><text:span text:style-name="T11">:</text:span><text:span text:style-name="T2">"babel -</text:span><text:span text:style-name="T4">w</text:span><text:span text:style-name="T2"> “</text:span><text:span text:style-name="T4">nome do arquivo js</text:span><text:span text:style-name="T2">” -o “</text:span><text:span text:style-name="T4">arquivo para onde vai mandar traduzir o código</text:span><text:span text:style-name="T2">” "</text:span></text:p>
      <text:p text:style-name="P12"><text:s text:c="2"/><text:span text:style-name="T5">}</text:span></text:p>
      <text:p text:style-name="P3">}</text:p>
      <text:p text:style-name="P10"/>
      <text:p text:style-name="P10"/>
      <text:p text:style-name="P40"/>
      <text:p text:style-name="P40"/>
      <text:p text:style-name="P36"><text:tab/></text:p>
      <text:p text:style-name="P34">Classes do JavaScript</text:p>
      <text:p text:style-name="Standard"/>
      <text:p text:style-name="P3"><text:span text:style-name="T10">class </text:span><text:span text:style-name="T30">TodoList</text:span>{</text:p>
      <text:p text:style-name="Standard"><text:s text:c="5"/><text:span text:style-name="T46">C</text:span><text:span text:style-name="T45">onstructor é um método</text:span></text:p>
      <text:p text:style-name="P12"><text:span text:style-name="T10"><text:s text:c="4"/></text:span><text:span text:style-name="T11">constructor</text:span><text:span text:style-name="T5">(){</text:span></text:p>
      <text:p text:style-name="Standard"><text:soft-page-break/><text:s text:c="7"/><text:span text:style-name="T45"><text:s/></text:span><text:span text:style-name="T46">P</text:span><text:span text:style-name="T45">odemos disparar eventos assim que o objeto é criado ou iniciar variáveis</text:span></text:p>
      <text:p text:style-name="P12"><text:span text:style-name="T10"><text:s text:c="8"/></text:span><text:span text:style-name="T24">this</text:span><text:span text:style-name="T5">.todos</text:span><text:span text:style-name="T11"> = </text:span><text:span text:style-name="T5">[];</text:span></text:p>
      <text:p text:style-name="P12"><text:span text:style-name="T10"><text:s text:c="4"/></text:span><text:span text:style-name="T5">}</text:span></text:p>
      <text:p text:style-name="P20"><text:s text:c="4"/></text:p>
      <text:p text:style-name="P12"><text:span text:style-name="T10"><text:s text:c="4"/></text:span><text:span text:style-name="T27">addTodo</text:span><text:span text:style-name="T5">()</text:span><text:span text:style-name="T11"> </text:span><text:span text:style-name="T5">{</text:span></text:p>
      <text:p text:style-name="P12"><text:span text:style-name="T10"><text:s text:c="8"/></text:span><text:span text:style-name="T24">this</text:span><text:span text:style-name="T5">.todos.</text:span><text:span text:style-name="T27">push</text:span><text:span text:style-name="T5">(</text:span><text:span text:style-name="T2">'novo</text:span><text:span text:style-name="T11"> </text:span><text:span text:style-name="T2">Todo'</text:span><text:span text:style-name="T5">)</text:span></text:p>
      <text:p text:style-name="P12"><text:span text:style-name="T10"><text:s text:c="8"/></text:span><text:span text:style-name="T5">console.</text:span><text:span text:style-name="T27">log</text:span><text:span text:style-name="T5">(</text:span><text:span text:style-name="T24">this</text:span><text:span text:style-name="T5">.todo)</text:span></text:p>
      <text:p text:style-name="P12"><text:span text:style-name="T10"><text:s text:c="4"/></text:span><text:span text:style-name="T5">}</text:span></text:p>
      <text:p text:style-name="P3">}</text:p>
      <text:p text:style-name="Standard"><text:span text:style-name="T40"><text:s/></text:span><text:span text:style-name="T45">#############################################################</text:span></text:p>
      <text:p text:style-name="P3"><text:span text:style-name="T10">class </text:span><text:span text:style-name="T30">TodoList</text:span><text:span text:style-name="T10"> </text:span>{</text:p>
      <text:p text:style-name="P12"><text:span text:style-name="T10"><text:s text:c="4"/></text:span><text:span text:style-name="T11">constructor</text:span><text:span text:style-name="T5">(){</text:span></text:p>
      <text:p text:style-name="P12"><text:span text:style-name="T10"><text:s text:c="8"/></text:span><text:span text:style-name="T24">this</text:span><text:span text:style-name="T5">.todos</text:span><text:span text:style-name="T11"> = </text:span><text:span text:style-name="T5">[]</text:span></text:p>
      <text:p text:style-name="P12"><text:span text:style-name="T10"><text:s text:c="4"/></text:span><text:span text:style-name="T5">}</text:span></text:p>
      <text:p text:style-name="P16"/>
      <text:p text:style-name="P12"><text:span text:style-name="T10"><text:s text:c="4"/></text:span><text:span text:style-name="T27">addTodo</text:span><text:span text:style-name="T5">(){</text:span></text:p>
      <text:p text:style-name="P12"><text:span text:style-name="T10"><text:s text:c="8"/></text:span><text:span text:style-name="T24">this</text:span><text:span text:style-name="T5">.todos.</text:span><text:span text:style-name="T27">push</text:span><text:span text:style-name="T5">(</text:span><text:span text:style-name="T2">'novo</text:span><text:span text:style-name="T11"> </text:span><text:span text:style-name="T2">todo'</text:span><text:span text:style-name="T5">)</text:span></text:p>
      <text:p text:style-name="P12"><text:span text:style-name="T10"><text:s text:c="4"/></text:span><text:span text:style-name="T5">}</text:span></text:p>
      <text:p text:style-name="P3">}</text:p>
      <text:p text:style-name="P16"/>
      <text:p text:style-name="P3"><text:span text:style-name="T10">const </text:span>MinhaLista<text:span text:style-name="T10"> = </text:span><text:span text:style-name="T15">new</text:span><text:span text:style-name="T10"> </text:span><text:span text:style-name="T31">TodoList</text:span>();</text:p>
      <text:p text:style-name="P16"/>
      <text:p text:style-name="P3">document.<text:span text:style-name="T26">getElementById</text:span>(<text:span text:style-name="T1">'novotodo'</text:span>).<text:span text:style-name="T26">onclick</text:span><text:span text:style-name="T10"> = function</text:span>(){</text:p>
      <text:p text:style-name="P12"><text:span text:style-name="T10"><text:s text:c="4"/></text:span><text:span text:style-name="T5">MinhaLista.</text:span><text:span text:style-name="T27">addTodo</text:span><text:span text:style-name="T5">(</text:span><text:span text:style-name="T2">'Novo</text:span><text:span text:style-name="T11"> </text:span><text:span text:style-name="T2">todo'</text:span><text:span text:style-name="T5">);</text:span></text:p>
      <text:p text:style-name="P3">}</text:p>
      <text:p text:style-name="P22"><text:s/>#############################################################</text:p>
      <text:p text:style-name="P22"/>
      <text:p text:style-name="P22"><text:s/>com as classes também conseguimos enranças </text:p>
      <text:p text:style-name="P3"><text:span text:style-name="T10">class </text:span><text:span text:style-name="T30">List</text:span>{</text:p>
      <text:p text:style-name="P12"><text:span text:style-name="T10"><text:s text:c="4"/></text:span><text:span text:style-name="T11">constructor</text:span><text:span text:style-name="T5">(){</text:span></text:p>
      <text:p text:style-name="P12"><text:span text:style-name="T10"><text:s text:c="8"/></text:span><text:span text:style-name="T24">this</text:span><text:span text:style-name="T5">.data</text:span><text:span text:style-name="T11"> = </text:span><text:span text:style-name="T5">[]</text:span></text:p>
      <text:p text:style-name="P12"><text:span text:style-name="T10"><text:s text:c="4"/></text:span><text:span text:style-name="T5">}</text:span></text:p>
      <text:p text:style-name="P12"><text:span text:style-name="T10"><text:s text:c="4"/></text:span><text:span text:style-name="T27">add</text:span><text:span text:style-name="T5">(</text:span><text:span text:style-name="T35">data</text:span><text:span text:style-name="T5">){</text:span></text:p>
      <text:p text:style-name="P12"><text:span text:style-name="T10"><text:s text:c="8"/></text:span><text:span text:style-name="T24">this</text:span><text:span text:style-name="T5">.data.</text:span><text:span text:style-name="T27">push</text:span><text:span text:style-name="T5">(data)</text:span></text:p>
      <text:p text:style-name="P12"><text:span text:style-name="T10"><text:s text:c="4"/></text:span><text:span text:style-name="T5">}</text:span></text:p>
      <text:p text:style-name="P3">}</text:p>
      <text:p text:style-name="P16"/>
      <text:p text:style-name="P3"><text:span text:style-name="T10">class </text:span><text:span text:style-name="T30">TodoList</text:span><text:span text:style-name="T10"> extends </text:span><text:span text:style-name="T31">List</text:span><text:span text:style-name="T10"> </text:span>{</text:p>
      <text:p text:style-name="P3">}</text:p>
      <text:p text:style-name="P16"/>
      <text:p text:style-name="P3"><text:span text:style-name="T10">const </text:span>MinhaLista<text:span text:style-name="T10"> = </text:span><text:span text:style-name="T15">new</text:span><text:span text:style-name="T10"> </text:span><text:span text:style-name="T31">TodoList</text:span>();</text:p>
      <text:p text:style-name="P16"/>
      <text:p text:style-name="P3">document.<text:span text:style-name="T26">getElementById</text:span>(<text:span text:style-name="T1">'novotodo'</text:span>).<text:span text:style-name="T26">onclick</text:span><text:span text:style-name="T10"> = function</text:span>(){</text:p>
      <text:p text:style-name="P12"><text:span text:style-name="T10"><text:s text:c="4"/></text:span><text:span text:style-name="T5">MinhaLista.</text:span><text:span text:style-name="T27">add</text:span><text:span text:style-name="T5">(</text:span><text:span text:style-name="T2">'Novo</text:span><text:span text:style-name="T11"> </text:span><text:span text:style-name="T2">todo'</text:span><text:span text:style-name="T5">);</text:span></text:p>
      <text:p text:style-name="P3">}</text:p>
      <text:p text:style-name="P16"/>
      <text:p text:style-name="P3">MinhaLista.<text:span text:style-name="T26">mostraUsuario</text:span>()</text:p>
      <text:p text:style-name="Standard"><text:span text:style-name="T40"><text:s/></text:span><text:span text:style-name="T45">########################################################</text:span></text:p>
      <text:p text:style-name="P16"/>
      <text:p text:style-name="P3"><text:span text:style-name="T10">class </text:span><text:span text:style-name="T30">List</text:span>{</text:p>
      <text:p text:style-name="P12"><text:span text:style-name="T10"><text:s text:c="4"/></text:span><text:span text:style-name="T11">constructor</text:span><text:span text:style-name="T5">(){</text:span></text:p>
      <text:p text:style-name="P12"><text:soft-page-break/><text:span text:style-name="T10"><text:s text:c="8"/></text:span><text:span text:style-name="T24">this</text:span><text:span text:style-name="T5">.data</text:span><text:span text:style-name="T11"> = </text:span><text:span text:style-name="T5">[]</text:span></text:p>
      <text:p text:style-name="P12"><text:span text:style-name="T10"><text:s text:c="4"/></text:span><text:span text:style-name="T5">}</text:span></text:p>
      <text:p text:style-name="P12"><text:span text:style-name="T10"><text:s text:c="4"/></text:span><text:span text:style-name="T27">add</text:span><text:span text:style-name="T5">(</text:span><text:span text:style-name="T35">data</text:span><text:span text:style-name="T5">){</text:span></text:p>
      <text:p text:style-name="P12"><text:span text:style-name="T10"><text:s text:c="8"/></text:span><text:span text:style-name="T24">this</text:span><text:span text:style-name="T5">.data.</text:span><text:span text:style-name="T27">push</text:span><text:span text:style-name="T5">(data)</text:span></text:p>
      <text:p text:style-name="P12"><text:span text:style-name="T10"><text:s text:c="8"/></text:span><text:span text:style-name="T5">console.</text:span><text:span text:style-name="T27">log</text:span><text:span text:style-name="T5">(</text:span><text:span text:style-name="T24">this</text:span><text:span text:style-name="T5">.data)</text:span></text:p>
      <text:p text:style-name="P12"><text:span text:style-name="T10"><text:s text:c="4"/></text:span><text:span text:style-name="T5">}</text:span></text:p>
      <text:p text:style-name="P3">}</text:p>
      <text:p text:style-name="P16"/>
      <text:p text:style-name="Standard"><text:span text:style-name="T40"><text:s/></text:span><text:span text:style-name="T43">A</text:span><text:span text:style-name="T45">dicionando informações a mais</text:span></text:p>
      <text:p text:style-name="P22"/>
      <text:p text:style-name="P22"><text:span text:style-name="T44"><text:s/>Q</text:span>uando uma classe que recebe outra classe e queremos adicionar algo a mais, é muito bom chamar o contructor da classe pai chamada super</text:p>
      <text:p text:style-name="P3"><text:span text:style-name="T10">class </text:span><text:span text:style-name="T30">TodoList</text:span><text:span text:style-name="T10"> extends </text:span><text:span text:style-name="T31">List</text:span><text:span text:style-name="T10"> </text:span>{</text:p>
      <text:p text:style-name="P12"><text:span text:style-name="T10"><text:s text:c="4"/></text:span><text:span text:style-name="T11">constructor </text:span><text:span text:style-name="T5">(){</text:span></text:p>
      <text:p text:style-name="P12"><text:span text:style-name="T10"><text:s text:c="8"/></text:span><text:span text:style-name="T24">super</text:span><text:span text:style-name="T5">();</text:span></text:p>
      <text:p text:style-name="P16"/>
      <text:p text:style-name="P12"><text:span text:style-name="T10"><text:s text:c="8"/></text:span><text:span text:style-name="T24">this</text:span><text:span text:style-name="T5">.usuario</text:span><text:span text:style-name="T11">= </text:span><text:span text:style-name="T2">'Diego'</text:span></text:p>
      <text:p text:style-name="P12"><text:span text:style-name="T10"><text:s text:c="4"/></text:span><text:span text:style-name="T5">}</text:span></text:p>
      <text:p text:style-name="P16"/>
      <text:p text:style-name="P12"><text:span text:style-name="T10"><text:s text:c="4"/></text:span><text:span text:style-name="T27">mostraUsuario</text:span><text:span text:style-name="T5">(){</text:span></text:p>
      <text:p text:style-name="P12"><text:span text:style-name="T10"><text:s text:c="8"/></text:span><text:span text:style-name="T5">console.</text:span><text:span text:style-name="T27">log</text:span><text:span text:style-name="T5">(</text:span><text:span text:style-name="T24">this</text:span><text:span text:style-name="T5">.usuario)</text:span></text:p>
      <text:p text:style-name="P12"><text:span text:style-name="T10"><text:s text:c="4"/></text:span><text:span text:style-name="T5">}</text:span></text:p>
      <text:p text:style-name="P3">}</text:p>
      <text:p text:style-name="P16"/>
      <text:p text:style-name="P3"><text:span text:style-name="T10">const </text:span>MinhaLista<text:span text:style-name="T10"> = </text:span><text:span text:style-name="T15">new</text:span><text:span text:style-name="T10"> </text:span><text:span text:style-name="T31">TodoList</text:span>();</text:p>
      <text:p text:style-name="P16"/>
      <text:p text:style-name="P3">document.<text:span text:style-name="T26">getElementById</text:span>(<text:span text:style-name="T1">'novotodo'</text:span>).<text:span text:style-name="T26">onclick</text:span><text:span text:style-name="T10"> = function</text:span>(){</text:p>
      <text:p text:style-name="P12"><text:span text:style-name="T10"><text:s text:c="4"/></text:span><text:span text:style-name="T5">MinhaLista.</text:span><text:span text:style-name="T27">add</text:span><text:span text:style-name="T5">(</text:span><text:span text:style-name="T2">'Novo</text:span><text:span text:style-name="T11"> </text:span><text:span text:style-name="T2">todo'</text:span><text:span text:style-name="T5">);</text:span></text:p>
      <text:p text:style-name="P3">}</text:p>
      <text:p text:style-name="P16"/>
      <text:p text:style-name="P3">MinhaLista.<text:span text:style-name="T26">mostraUsuario</text:span>()</text:p>
      <text:p text:style-name="P22"/>
      <text:p text:style-name="P22"><text:s/>#############################################################</text:p>
      <text:p text:style-name="P22"/>
      <text:p text:style-name="P31"><text:s/>Métodos estáticos</text:p>
      <text:p text:style-name="P22"/>
      <text:p text:style-name="P3"><text:span text:style-name="T10">class </text:span><text:span text:style-name="T30">TodoList</text:span>{</text:p>
      <text:p text:style-name="P12"><text:span text:style-name="T10"><text:s text:c="4"/></text:span><text:span text:style-name="T27">contructor</text:span><text:span text:style-name="T5">(){</text:span></text:p>
      <text:p text:style-name="P12"><text:span text:style-name="T10"><text:s text:c="8"/></text:span><text:span text:style-name="T24">this</text:span><text:span text:style-name="T5">.todos</text:span><text:span text:style-name="T11"> = </text:span><text:span text:style-name="T5">[]</text:span></text:p>
      <text:p text:style-name="P12"><text:span text:style-name="T10"><text:s text:c="4"/></text:span><text:span text:style-name="T5">}</text:span></text:p>
      <text:p text:style-name="P16"/>
      <text:p text:style-name="P12"><text:span text:style-name="T10"><text:s text:c="4"/></text:span><text:span text:style-name="T11">static </text:span><text:span text:style-name="T27">addTodo</text:span><text:span text:style-name="T5">(){</text:span></text:p>
      <text:p text:style-name="P12"><text:span text:style-name="T10"><text:s text:c="8"/></text:span><text:span text:style-name="T5">todo.</text:span><text:span text:style-name="T27">push</text:span><text:span text:style-name="T5">(</text:span><text:span text:style-name="T2">'Novo</text:span><text:span text:style-name="T11"> </text:span><text:span text:style-name="T2">todo'</text:span><text:span text:style-name="T5">)</text:span></text:p>
      <text:p text:style-name="P12"><text:span text:style-name="T10"><text:s text:c="8"/></text:span><text:span text:style-name="T5">console.</text:span><text:span text:style-name="T27">log</text:span><text:span text:style-name="T5">(</text:span><text:span text:style-name="T24">this</text:span><text:span text:style-name="T5">.todos)</text:span></text:p>
      <text:p text:style-name="P12"><text:span text:style-name="T10"><text:s text:c="8"/></text:span><text:span text:style-name="T39"><text:s/></text:span><text:span text:style-name="T7">quando definimos um método estático ele não enxerga o restante da classe</text:span></text:p>
      <text:p text:style-name="P12"><text:span text:style-name="T10"><text:s text:c="8"/></text:span><text:span text:style-name="T39"><text:s/></text:span><text:span text:style-name="T7">usamos</text:span><text:span text:style-name="T11"> </text:span><text:span text:style-name="T7">static</text:span><text:span text:style-name="T11"> </text:span><text:span text:style-name="T7">para</text:span><text:span text:style-name="T11"> </text:span><text:span text:style-name="T7">passar</text:span><text:span text:style-name="T11"> </text:span><text:span text:style-name="T7">uma</text:span><text:span text:style-name="T11"> </text:span><text:span text:style-name="T7">informação</text:span><text:span text:style-name="T11"> </text:span><text:span text:style-name="T7">sem</text:span><text:span text:style-name="T11"> </text:span><text:span text:style-name="T7">se</text:span><text:span text:style-name="T11"> </text:span><text:span text:style-name="T7">importar</text:span><text:span text:style-name="T11"> </text:span><text:span text:style-name="T7">com</text:span><text:span text:style-name="T11"> </text:span><text:span text:style-name="T7">o</text:span><text:span text:style-name="T11"> </text:span><text:span text:style-name="T7">resto</text:span><text:span text:style-name="T11"> </text:span><text:span text:style-name="T7">da</text:span><text:span text:style-name="T11"> </text:span><text:span text:style-name="T7">classe</text:span></text:p>
      <text:p text:style-name="P12"><text:span text:style-name="T10"><text:s text:c="4"/></text:span><text:span text:style-name="T5">}</text:span></text:p>
      <text:p text:style-name="P3">}</text:p>
      <text:p text:style-name="P16"/>
      <text:p text:style-name="P3">TodoList.<text:span text:style-name="T26">addTodo</text:span>();</text:p>
      <text:p text:style-name="P3">TodoList.<text:span text:style-name="T26">addTodo</text:span>();</text:p>
      <text:p text:style-name="P3"><text:soft-page-break/>TodoList.<text:span text:style-name="T26">addTodo</text:span>();</text:p>
      <text:p text:style-name="P3">TodoList.<text:span text:style-name="T26">addTodo</text:span>();</text:p>
      <text:p text:style-name="P52"><text:line-break/></text:p>
      <text:p text:style-name="P3"><text:span text:style-name="T10">class </text:span><text:span text:style-name="T30">Matemática</text:span><text:span text:style-name="T10"> </text:span>{</text:p>
      <text:p text:style-name="P12"><text:span text:style-name="T10"><text:s text:c="4"/></text:span><text:span text:style-name="T11">static </text:span><text:span text:style-name="T27">soma</text:span><text:span text:style-name="T5">(</text:span><text:span text:style-name="T35">a</text:span><text:span text:style-name="T5">,</text:span><text:span text:style-name="T11"> </text:span><text:span text:style-name="T35">b</text:span><text:span text:style-name="T5">){</text:span></text:p>
      <text:p text:style-name="P12"><text:span text:style-name="T10"><text:s text:c="8"/></text:span><text:span text:style-name="T11">return </text:span><text:span text:style-name="T5">a</text:span><text:span text:style-name="T11"> + </text:span><text:span text:style-name="T5">b</text:span></text:p>
      <text:p text:style-name="P12"><text:span text:style-name="T10"><text:s text:c="8"/></text:span><text:span text:style-name="T39"><text:s/></text:span><text:span text:style-name="T7">o método estático não depende de nenhuma outra informação da nossa classe</text:span></text:p>
      <text:p text:style-name="P12"><text:span text:style-name="T10"><text:s text:c="4"/></text:span><text:span text:style-name="T5">}</text:span></text:p>
      <text:p text:style-name="P3">}</text:p>
      <text:p text:style-name="Standard"><text:span text:style-name="T46">C</text:span><text:span text:style-name="T45">om esse método sequer precisamos clicar no button pois já estamos passando valores para ele</text:span> </text:p>
      <text:p text:style-name="P3">console.<text:span text:style-name="T26">log</text:span>(Matemática.<text:span text:style-name="T26">soma</text:span>(<text:span text:style-name="T21">5</text:span>,<text:span text:style-name="T10"> </text:span><text:span text:style-name="T21">15</text:span>))</text:p>
      <text:p text:style-name="P22"/>
      <text:p text:style-name="P22"><text:s/>#################################################################</text:p>
      <text:p text:style-name="P31">Constante e variáveis de escopo</text:p>
      <text:p text:style-name="P22"/>
      <text:p text:style-name="P3"><text:span text:style-name="T10">const </text:span>a<text:span text:style-name="T10"> = </text:span><text:span text:style-name="T21">1</text:span></text:p>
      <text:p text:style-name="P16"/>
      <text:p text:style-name="P3">a<text:span text:style-name="T10"> = </text:span><text:span text:style-name="T21">3</text:span></text:p>
      <text:p text:style-name="P16"/>
      <text:p text:style-name="P1"><text:span text:style-name="T38"><text:s/></text:span>Qual<text:span text:style-name="T10"> </text:span>a<text:span text:style-name="T10"> </text:span>diferença<text:span text:style-name="T10"> </text:span>entre<text:span text:style-name="T10"> </text:span>reatribuir<text:span text:style-name="T10"> </text:span>e<text:span text:style-name="T10"> </text:span>mutar?</text:p>
      <text:p text:style-name="P16"/>
      <text:p text:style-name="P3"><text:span text:style-name="T10">const usuário = </text:span>{</text:p>
      <text:p text:style-name="P12"><text:span text:style-name="T10"><text:s text:c="4"/></text:span><text:span text:style-name="T5">nome</text:span><text:span text:style-name="T11">: </text:span><text:span text:style-name="T2">'Bhryan'</text:span></text:p>
      <text:p text:style-name="P3">}</text:p>
      <text:p text:style-name="P49"><text:s/></text:p>
      <text:p text:style-name="P23"><text:span text:style-name="T44">I</text:span>sso aqui é mutar uma variável, pois o nome foi alterado de Bhryan para Diego</text:p>
      <text:p text:style-name="P3">usuario.nome<text:span text:style-name="T10"> = </text:span><text:span text:style-name="T1">'Diego'</text:span></text:p>
      <text:p text:style-name="P16"/>
      <text:p text:style-name="P3">console.<text:span text:style-name="T26">log</text:span>(usuário)</text:p>
      <text:p text:style-name="P51"/>
      <text:p text:style-name="P3"><text:span text:style-name="T10">function </text:span><text:span text:style-name="T26">teste</text:span>(<text:span text:style-name="T37">x</text:span>){</text:p>
      <text:p text:style-name="P12"><text:span text:style-name="T10"><text:s text:c="4"/></text:span><text:span text:style-name="T11">let </text:span><text:span text:style-name="T5">y</text:span><text:span text:style-name="T11"> = </text:span><text:span text:style-name="T22">2</text:span></text:p>
      <text:p text:style-name="P12"><text:span text:style-name="T10"><text:s text:c="4"/></text:span><text:span text:style-name="T39"><text:s/></text:span><text:span text:style-name="T7">com</text:span><text:span text:style-name="T11"> </text:span><text:span text:style-name="T7">o</text:span><text:span text:style-name="T11"> </text:span><text:span text:style-name="T7">let</text:span><text:span text:style-name="T11"> </text:span><text:span text:style-name="T7">podemos</text:span><text:span text:style-name="T11"> </text:span><text:span text:style-name="T7">reatribuir</text:span><text:span text:style-name="T11"> </text:span><text:span text:style-name="T7">o</text:span><text:span text:style-name="T11"> </text:span><text:span text:style-name="T7">valor</text:span><text:span text:style-name="T11"> </text:span></text:p>
      <text:p text:style-name="P12"><text:span text:style-name="T10"><text:s text:c="4"/></text:span><text:span text:style-name="T11">if</text:span><text:span text:style-name="T5">(x</text:span><text:span text:style-name="T11"> &gt; </text:span><text:span text:style-name="T22">5</text:span><text:span text:style-name="T5">){</text:span></text:p>
      <text:p text:style-name="P12"><text:span text:style-name="T10"><text:s text:c="8"/></text:span><text:span text:style-name="T5">y</text:span><text:span text:style-name="T11"> = </text:span><text:span text:style-name="T22">4</text:span></text:p>
      <text:p text:style-name="P12"><text:span text:style-name="T10"><text:s text:c="8"/></text:span><text:span text:style-name="T5">console.</text:span><text:span text:style-name="T27">group</text:span><text:span text:style-name="T5">(x,</text:span><text:span text:style-name="T11"> </text:span><text:span text:style-name="T5">y)</text:span></text:p>
      <text:p text:style-name="P12"><text:span text:style-name="T10"><text:s text:c="4"/></text:span><text:span text:style-name="T5">}</text:span></text:p>
      <text:p text:style-name="P3">}</text:p>
      <text:p text:style-name="P16"/>
      <text:p text:style-name="P3"><text:span text:style-name="T26">teste</text:span>(<text:span text:style-name="T21">10</text:span>)</text:p>
      <text:p text:style-name="Standard"/>
      <text:p text:style-name="P22">####################################################################</text:p>
      <text:p text:style-name="P31"><text:span text:style-name="T44">O</text:span>perações em matriz</text:p>
      <text:p text:style-name="Standard"/>
      <text:p text:style-name="P16"><text:span text:style-name="T11">const </text:span><text:span text:style-name="T18">array</text:span><text:span text:style-name="T11"> = </text:span><text:span text:style-name="T18">[</text:span><text:span text:style-name="T22">1</text:span><text:span text:style-name="T18">,</text:span><text:span text:style-name="T22">2</text:span><text:span text:style-name="T18">,</text:span><text:span text:style-name="T22">3</text:span><text:span text:style-name="T18">,</text:span><text:span text:style-name="T22">4</text:span><text:span text:style-name="T18">,</text:span><text:span text:style-name="T22">5</text:span><text:span text:style-name="T18">,</text:span><text:span text:style-name="T22">6</text:span><text:span text:style-name="T18">,</text:span><text:span text:style-name="T22">7</text:span><text:span text:style-name="T18">,</text:span><text:span text:style-name="T22">8</text:span><text:span text:style-name="T18">,</text:span><text:span text:style-name="T22">9</text:span><text:span text:style-name="T18">]</text:span></text:p>
      <text:p text:style-name="P22"/>
      <text:p text:style-name="P22"><text:span text:style-name="T44">O</text:span> map serve para percorrer o vetor e retorna alguma informação de dentro do array</text:p>
      <text:p text:style-name="P3"><text:soft-page-break/><text:span text:style-name="T10">const </text:span>newArray<text:span text:style-name="T10"> = </text:span>array.<text:span text:style-name="T26">map</text:span>(<text:span text:style-name="T10">function</text:span>(<text:span text:style-name="T37">item</text:span>,<text:span text:style-name="T10"> </text:span><text:span text:style-name="T37">index</text:span>){</text:p>
      <text:p text:style-name="P12"><text:span text:style-name="T10"><text:s text:c="4"/></text:span><text:span text:style-name="T39"><text:s/></text:span><text:span text:style-name="T11"><text:s/></text:span><text:span text:style-name="T7">o</text:span><text:span text:style-name="T11"> </text:span><text:span text:style-name="T7">item</text:span><text:span text:style-name="T11"> </text:span><text:span text:style-name="T7">são</text:span><text:span text:style-name="T11"> </text:span><text:span text:style-name="T7">os</text:span><text:span text:style-name="T11"> </text:span><text:span text:style-name="T7">elementos</text:span><text:span text:style-name="T11"> </text:span><text:span text:style-name="T7">e</text:span><text:span text:style-name="T11"> </text:span><text:span text:style-name="T7">o</text:span><text:span text:style-name="T11"> </text:span><text:span text:style-name="T7">index</text:span><text:span text:style-name="T11"> </text:span><text:span text:style-name="T7">são</text:span><text:span text:style-name="T11"> </text:span><text:span text:style-name="T7">as</text:span><text:span text:style-name="T11"> </text:span><text:span text:style-name="T7">posições</text:span></text:p>
      <text:p text:style-name="P16"/>
      <text:p text:style-name="P12"><text:span text:style-name="T10"><text:s text:c="4"/></text:span><text:span text:style-name="T39"><text:s/></text:span><text:span text:style-name="T11"><text:s/></text:span><text:span text:style-name="T7">o</text:span><text:span text:style-name="T11"> </text:span><text:span text:style-name="T7">map</text:span><text:span text:style-name="T11"> </text:span><text:span text:style-name="T7">percorreu</text:span><text:span text:style-name="T11"> </text:span><text:span text:style-name="T7">cada</text:span><text:span text:style-name="T11"> </text:span><text:span text:style-name="T7">item</text:span><text:span text:style-name="T11"> </text:span><text:span text:style-name="T7">do</text:span><text:span text:style-name="T11"> </text:span><text:span text:style-name="T7">meu</text:span><text:span text:style-name="T11"> </text:span><text:span text:style-name="T7">vetor</text:span><text:span text:style-name="T11"> </text:span><text:span text:style-name="T7">e</text:span><text:span text:style-name="T11"> </text:span><text:span text:style-name="T7">retorna</text:span><text:span text:style-name="T11"> </text:span><text:span text:style-name="T7">todos</text:span><text:span text:style-name="T11"> </text:span><text:span text:style-name="T7">os</text:span><text:span text:style-name="T11"> </text:span><text:span text:style-name="T7">valores</text:span><text:span text:style-name="T11"> </text:span><text:span text:style-name="T7">multiplicados</text:span><text:span text:style-name="T11"> </text:span><text:span text:style-name="T7">por</text:span><text:span text:style-name="T11"> </text:span><text:span text:style-name="T7">2</text:span></text:p>
      <text:p text:style-name="P12"><text:span text:style-name="T10"><text:s text:c="4"/></text:span><text:span text:style-name="T11">return </text:span><text:span text:style-name="T5">item</text:span><text:span text:style-name="T11"> + </text:span><text:span text:style-name="T5">index</text:span></text:p>
      <text:p text:style-name="P12"><text:span text:style-name="T10"><text:s text:c="4"/></text:span><text:span text:style-name="T39"><text:s/></text:span><text:span text:style-name="T11"><text:s/></text:span><text:span text:style-name="T7">aqui</text:span><text:span text:style-name="T11"> </text:span><text:span text:style-name="T7">irei</text:span><text:span text:style-name="T11"> </text:span><text:span text:style-name="T7">somar</text:span><text:span text:style-name="T11"> </text:span><text:span text:style-name="T7">as</text:span><text:span text:style-name="T11"> </text:span><text:span text:style-name="T7">posiç</text:span><text:span text:style-name="T8">ões</text:span><text:span text:style-name="T11"> </text:span><text:span text:style-name="T7">de</text:span><text:span text:style-name="T11"> </text:span><text:span text:style-name="T7">cada</text:span><text:span text:style-name="T11"> </text:span><text:span text:style-name="T7">elemento</text:span><text:span text:style-name="T11"> </text:span><text:span text:style-name="T7">com</text:span><text:span text:style-name="T11"> </text:span><text:span text:style-name="T7">o</text:span><text:span text:style-name="T11"> </text:span><text:span text:style-name="T7">próprio</text:span><text:span text:style-name="T11"> </text:span><text:span text:style-name="T7">elemento,</text:span><text:span text:style-name="T11"> </text:span><text:span text:style-name="T7">ou</text:span><text:span text:style-name="T11"> </text:span><text:span text:style-name="T7">seja,</text:span><text:span text:style-name="T11"> </text:span><text:span text:style-name="T7">o</text:span><text:span text:style-name="T11"> </text:span><text:span text:style-name="T7">elemento</text:span><text:span text:style-name="T11"> </text:span><text:span text:style-name="T7">1</text:span><text:span text:style-name="T11"> </text:span><text:span text:style-name="T7">que</text:span><text:span text:style-name="T11"> </text:span><text:span text:style-name="T7">está</text:span><text:span text:style-name="T11"> </text:span><text:span text:style-name="T7">na</text:span><text:span text:style-name="T11"> </text:span><text:span text:style-name="T7">posição</text:span><text:span text:style-name="T11"> </text:span><text:span text:style-name="T7">0</text:span><text:span text:style-name="T11"> </text:span><text:span text:style-name="T7">será</text:span><text:span text:style-name="T11"> </text:span><text:span text:style-name="T7">somado</text:span><text:span text:style-name="T11"> </text:span><text:span text:style-name="T7">0</text:span></text:p>
      <text:p text:style-name="P3">})</text:p>
      <text:p text:style-name="P16"/>
      <text:p text:style-name="P3">console.<text:span text:style-name="T26">log</text:span>(newArray)</text:p>
      <text:p text:style-name="P22"/>
      <text:p text:style-name="P22"><text:s/><text:span text:style-name="T53">R</text:span>educe é uma forma de consumir todo meu array e o transforma em única variável, geralmente um número</text:p>
      <text:p text:style-name="P22"/>
      <text:p text:style-name="P22"><text:span text:style-name="T53">A</text:span>qui vou realizar a soma de todos os elementos do meu array</text:p>
      <text:p text:style-name="P3"><text:span text:style-name="T10">const </text:span>sum<text:span text:style-name="T10"> = </text:span>array.<text:span text:style-name="T26">reduce</text:span>((<text:span text:style-name="T37">total</text:span>,<text:span text:style-name="T10"> </text:span><text:span text:style-name="T37">next</text:span>)<text:span text:style-name="T10"> =&gt; </text:span>{</text:p>
      <text:p text:style-name="P12"><text:span text:style-name="T10"><text:s text:c="4"/></text:span><text:span text:style-name="T39"><text:s/></text:span><text:span text:style-name="T7">aqui</text:span><text:span text:style-name="T11"> </text:span><text:span text:style-name="T7">recebo</text:span><text:span text:style-name="T11"> </text:span><text:span text:style-name="T7">o</text:span><text:span text:style-name="T11"> </text:span><text:span text:style-name="T7">total mais o</text:span><text:span text:style-name="T11"> </text:span><text:span text:style-name="T7">próximo</text:span><text:span text:style-name="T11"> </text:span><text:span text:style-name="T7">valor</text:span></text:p>
      <text:p text:style-name="P12"><text:span text:style-name="T10"><text:s text:c="4"/></text:span><text:span text:style-name="T11">return </text:span><text:span text:style-name="T5">total</text:span><text:span text:style-name="T11"> + </text:span><text:span text:style-name="T5">next</text:span></text:p>
      <text:p text:style-name="P20"><text:s text:c="4"/></text:p>
      <text:p text:style-name="P3">})</text:p>
      <text:p text:style-name="P16"/>
      <text:p text:style-name="P3">console.<text:span text:style-name="T26">log</text:span>(sum)</text:p>
      <text:p text:style-name="P22"><text:s/><text:span text:style-name="T53">O</text:span> filter serve para você fazer uma condição que vai retornar true ou false</text:p>
      <text:p text:style-name="P22"/>
      <text:p text:style-name="P22"><text:s/><text:span text:style-name="T53">A</text:span>qui vou pegar todos os números pares de dentro do array</text:p>
      <text:p text:style-name="P3"><text:span text:style-name="T10">const </text:span>filter<text:span text:style-name="T10"> = </text:span>array.<text:span text:style-name="T26">filter</text:span>((<text:span text:style-name="T37">item</text:span>)<text:span text:style-name="T10"> =&gt; </text:span>{</text:p>
      <text:p text:style-name="P12"><text:span text:style-name="T10"><text:s text:c="4"/></text:span><text:span text:style-name="T11">return </text:span><text:span text:style-name="T5">item</text:span><text:span text:style-name="T11"> % </text:span><text:span text:style-name="T22">2</text:span><text:span text:style-name="T11"> === </text:span><text:span text:style-name="T22">0</text:span></text:p>
      <text:p text:style-name="P3">})</text:p>
      <text:p text:style-name="P16"/>
      <text:p text:style-name="P3">console.<text:span text:style-name="T26">log</text:span>(filter)</text:p>
      <text:p text:style-name="Standard"/>
      <text:p text:style-name="P22"><text:s/><text:span text:style-name="T44">O</text:span> find é utilizado para verificar se existe uma informação dentro de array ou se podemos encontrar essa informação</text:p>
      <text:p text:style-name="P22"/>
      <text:p text:style-name="P22"><text:s/>O find também retorna true ou false</text:p>
      <text:p text:style-name="P3"><text:span text:style-name="T10">const </text:span>find<text:span text:style-name="T10"> = </text:span>array.<text:span text:style-name="T26">find</text:span>((<text:span text:style-name="T37">item</text:span>)<text:span text:style-name="T10"> =&gt; </text:span>{</text:p>
      <text:p text:style-name="P12"><text:span text:style-name="T10"><text:s text:c="4"/></text:span><text:span text:style-name="T11">return </text:span><text:span text:style-name="T5">item</text:span><text:span text:style-name="T11"> === </text:span><text:span text:style-name="T22">4</text:span></text:p>
      <text:p text:style-name="P3">})</text:p>
      <text:p text:style-name="P16"/>
      <text:p text:style-name="P3">console.<text:span text:style-name="T26">log</text:span>(find)</text:p>
      <text:p text:style-name="Standard"/>
      <text:p text:style-name="P22">######################################################################</text:p>
      <text:p text:style-name="P31">Arrow Function</text:p>
      <text:p text:style-name="P22"/>
      <text:p text:style-name="P14"><text:span text:style-name="T10">c</text:span><text:span text:style-name="T12">onst </text:span><text:span text:style-name="T19">array</text:span><text:span text:style-name="T12"> = </text:span><text:span text:style-name="T19">[</text:span><text:span text:style-name="T23">1</text:span><text:span text:style-name="T19">,</text:span><text:span text:style-name="T12"> </text:span><text:span text:style-name="T23">3</text:span><text:span text:style-name="T19">,</text:span><text:span text:style-name="T12"> </text:span><text:span text:style-name="T23">4</text:span><text:span text:style-name="T19">,</text:span><text:span text:style-name="T12"> </text:span><text:span text:style-name="T23">5</text:span><text:span text:style-name="T19">,</text:span><text:span text:style-name="T12"> </text:span><text:span text:style-name="T23">6</text:span><text:span text:style-name="T19">,</text:span><text:span text:style-name="T12"> </text:span><text:span text:style-name="T19">]</text:span></text:p>
      <text:p text:style-name="Standard"/>
      <text:p text:style-name="P22"><text:s/><text:span text:style-name="T53">T</text:span>oda vez que uma função for anônima use uma arrow( =&gt; ) para facilitar a leitura do código</text:p>
      <text:p text:style-name="P3"><text:span text:style-name="T10">const </text:span>newArray<text:span text:style-name="T10"> = </text:span>array.<text:span text:style-name="T26">map</text:span>(<text:span text:style-name="T37">item</text:span><text:span text:style-name="T10"> =&gt; </text:span>item<text:span text:style-name="T10"> * </text:span><text:span text:style-name="T21">2</text:span>)</text:p>
      <text:p text:style-name="Standard"><text:soft-page-break/><text:s text:c="4"/><text:span text:style-name="T45"><text:s/></text:span><text:span text:style-name="T46">Q</text:span><text:span text:style-name="T45">uando a arrow function recebe apenas um parâmetro podemos remover os parenteses</text:span></text:p>
      <text:p text:style-name="P22"><text:s text:c="5"/><text:span text:style-name="T44">Q</text:span>uando nossa function retorna apenas uma informação podemos colocar essa informação sem o return</text:p>
      <text:p text:style-name="Standard"><text:s text:c="2"/><text:span text:style-name="T14"><text:s text:c="2"/></text:span></text:p>
      <text:p text:style-name="P3">console.<text:span text:style-name="T26">log</text:span>(newArray)</text:p>
      <text:p text:style-name="P22"/>
      <text:p text:style-name="P22"><text:s/>podemos também criar funções através de constantes</text:p>
      <text:p text:style-name="P22"/>
      <text:p text:style-name="P1"><text:span text:style-name="T10">const </text:span><text:span text:style-name="T34">teste</text:span><text:span text:style-name="T10"> = </text:span><text:span text:style-name="T17">()</text:span><text:span text:style-name="T10"> =&gt; </text:span><text:span text:style-name="T17">{</text:span></text:p>
      <text:p text:style-name="P1"><text:span text:style-name="T10"><text:s text:c="3"/>return </text:span><text:span text:style-name="T1">'teste'</text:span></text:p>
      <text:p text:style-name="P5">s</text:p>
      <text:p text:style-name="P16"/>
      <text:p text:style-name="P3">console.<text:span text:style-name="T26">log</text:span>(teste)</text:p>
      <text:p text:style-name="P22"/>
      <text:p text:style-name="P22">aqui ele pode return de forma direta o array, uma string um número ou algo assim</text:p>
      <text:p text:style-name="P22">para retornar um objeto fazemos assim </text:p>
      <text:p text:style-name="P3"><text:span text:style-name="T10">const </text:span><text:span text:style-name="T26">teste</text:span><text:span text:style-name="T10"> = </text:span>()<text:span text:style-name="T10"> =&gt; </text:span>({name<text:span text:style-name="T10">: </text:span><text:span text:style-name="T1">'Bhryan'</text:span>})</text:p>
      <text:p text:style-name="P3">console.<text:span text:style-name="T26">log</text:span>(teste)</text:p>
      <text:p text:style-name="P22"/>
      <text:p text:style-name="P22">###########################################</text:p>
      <text:p text:style-name="P22"/>
      <text:p text:style-name="P31">V<text:span text:style-name="T53">alores padrão</text:span></text:p>
      <text:p text:style-name="Standard"/>
      <text:p text:style-name="P3"><text:span text:style-name="T10">function </text:span><text:span text:style-name="T26">soma</text:span>(<text:span text:style-name="T37">a</text:span><text:span text:style-name="T10"> = </text:span><text:span text:style-name="T21">0</text:span>,<text:span text:style-name="T10"> </text:span><text:span text:style-name="T37">b</text:span><text:span text:style-name="T10"> = </text:span><text:span text:style-name="T21">0</text:span>){</text:p>
      <text:p text:style-name="P12"><text:span text:style-name="T10"><text:s text:c="3"/></text:span><text:span text:style-name="T11">return </text:span><text:span text:style-name="T5">a</text:span><text:span text:style-name="T11"> + </text:span><text:span text:style-name="T5">b</text:span></text:p>
      <text:p text:style-name="P3">}</text:p>
      <text:p text:style-name="P16"/>
      <text:p text:style-name="P19"><text:s/></text:p>
      <text:p text:style-name="P24"><text:span text:style-name="T54">A</text:span>qui estamos passando apenas um parâmetro</text:p>
      <text:p text:style-name="P3">console.<text:span text:style-name="T26">log</text:span>(<text:span text:style-name="T26">soma</text:span>(<text:span text:style-name="T21">1</text:span>))</text:p>
      <text:p text:style-name="P19"><text:s/></text:p>
      <text:p text:style-name="P24"><text:span text:style-name="T54">A</text:span>qui n<text:span text:style-name="T54">ão</text:span> passamos nenhum parâmetro</text:p>
      <text:p text:style-name="P3">console.<text:span text:style-name="T26">log</text:span>(<text:span text:style-name="T26">soma</text:span>())</text:p>
      <text:p text:style-name="P22">como ainda não definimos um valor para a e b esta função nos dá o valor NaN(not a number) ou seja não é um número, para eu definir eles como um número basta colocar um valor para eles como a = 0 e b = 0, no lugar de 0 poderia ser qualquer outro número </text:p>
      <text:p text:style-name="P22"/>
      <text:p text:style-name="P22">Definindo esse valor para arrow functions</text:p>
      <text:p text:style-name="Standard"/>
      <text:p text:style-name="P3"><text:span text:style-name="T10">const </text:span><text:span text:style-name="T26">soma</text:span><text:span text:style-name="T10"> = </text:span>(<text:span text:style-name="T37">a</text:span><text:span text:style-name="T10"> = </text:span><text:span text:style-name="T21">1</text:span>,<text:span text:style-name="T37">b</text:span><text:span text:style-name="T10"> = </text:span><text:span text:style-name="T21">0</text:span>)<text:span text:style-name="T10"> =&gt; </text:span>a<text:span text:style-name="T10"> + </text:span>b</text:p>
      <text:p text:style-name="P16"/>
      <text:p text:style-name="P3">console.<text:span text:style-name="T26">log</text:span>(<text:span text:style-name="T26">soma</text:span>())</text:p>
      <text:p text:style-name="P22"/>
      <text:p text:style-name="P22"><text:s/>desestruturação</text:p>
      <text:p text:style-name="P22"/>
      <text:p text:style-name="P3"><text:span text:style-name="T10">const </text:span><text:span text:style-name="T26">usuário</text:span><text:span text:style-name="T10"> = </text:span>{</text:p>
      <text:p text:style-name="P12"><text:span text:style-name="T10"><text:s text:c="4"/></text:span><text:span text:style-name="T5">nome</text:span><text:span text:style-name="T11">: </text:span><text:span text:style-name="T2">'Bhryan'</text:span><text:span text:style-name="T5">,</text:span></text:p>
      <text:p text:style-name="P12"><text:span text:style-name="T10"><text:s text:c="4"/></text:span><text:span text:style-name="T5">idade</text:span><text:span text:style-name="T11">: </text:span><text:span text:style-name="T22">15</text:span><text:span text:style-name="T5">,</text:span></text:p>
      <text:p text:style-name="P12"><text:span text:style-name="T10"><text:s text:c="4"/></text:span><text:span text:style-name="T5">endereço</text:span><text:span text:style-name="T11">: </text:span><text:span text:style-name="T5">{</text:span></text:p>
      <text:p text:style-name="P12"><text:span text:style-name="T10"><text:s text:c="8"/></text:span><text:span text:style-name="T5">cidade</text:span><text:span text:style-name="T11">: </text:span><text:span text:style-name="T2">'SPU'</text:span><text:span text:style-name="T5">,</text:span></text:p>
      <text:p text:style-name="P12"><text:span text:style-name="T10"><text:s text:c="8"/></text:span><text:span text:style-name="T5">estado</text:span><text:span text:style-name="T11">: </text:span><text:span text:style-name="T2">'MG'</text:span><text:span text:style-name="T5">,</text:span></text:p>
      <text:p text:style-name="P12"><text:soft-page-break/><text:span text:style-name="T10"><text:s text:c="4"/></text:span><text:span text:style-name="T5">}</text:span></text:p>
      <text:p text:style-name="P3">}</text:p>
      <text:p text:style-name="P22"/>
      <text:p text:style-name="P22"><text:s text:c="2"/><text:span text:style-name="T44">P</text:span>ara n declarar um monte de varáveis para ler algumas informações desse usuário podemos desestruturar ela</text:p>
      <text:p text:style-name="P22"/>
      <text:p text:style-name="P3"><text:span text:style-name="T10">const</text:span> { nome, idade, <text:span text:style-name="T34">endereço</text:span><text:span text:style-name="T10">:</text:span> {cidade} } <text:span text:style-name="T10">=</text:span> usuário</text:p>
      <text:p text:style-name="P19"><text:s/></text:p>
      <text:p text:style-name="P24"><text:span text:style-name="T44">A</text:span>qui desestruturei pegando os dados do objeto de forma simples</text:p>
      <text:p text:style-name="Standard"/>
      <text:p text:style-name="P1">console.<text:span text:style-name="T26">log</text:span><text:span text:style-name="T17">(</text:span><text:span text:style-name="T34">nome</text:span><text:span text:style-name="T17">)</text:span></text:p>
      <text:p text:style-name="P1">console.<text:span text:style-name="T26">log</text:span><text:span text:style-name="T17">(</text:span><text:span text:style-name="T34">idade</text:span><text:span text:style-name="T17">)</text:span></text:p>
      <text:p text:style-name="P1">console.<text:span text:style-name="T26">log</text:span><text:span text:style-name="T17">(</text:span><text:span text:style-name="T34">cidade</text:span><text:span text:style-name="T17">)</text:span></text:p>
      <text:p text:style-name="Standard"/>
      <text:p text:style-name="P22"><text:span text:style-name="T44">A</text:span>qui eu posso usar a desestruturação também</text:p>
      <text:p text:style-name="P22"><text:span text:style-name="T44">f</text:span>unction mostarNome({usuário}) {</text:p>
      <text:p text:style-name="P22"/>
      <text:p text:style-name="P14"><text:span text:style-name="T12">function </text:span><text:span text:style-name="T28">mostarNome</text:span><text:span text:style-name="T19">({</text:span><text:span text:style-name="T12"> </text:span><text:span text:style-name="T36">nome</text:span><text:span text:style-name="T19">,</text:span><text:span text:style-name="T36">idade</text:span><text:span text:style-name="T12"> </text:span><text:span text:style-name="T19">})</text:span><text:span text:style-name="T12"> </text:span><text:span text:style-name="T19">{</text:span><text:span text:style-name="T12"> </text:span></text:p>
      <text:p text:style-name="P12"><text:span text:style-name="T10"><text:s text:c="4"/></text:span><text:span text:style-name="T5">console.</text:span><text:span text:style-name="T27">log</text:span><text:span text:style-name="T5">(nome,idade)</text:span></text:p>
      <text:p text:style-name="P3">}</text:p>
      <text:p text:style-name="P16"/>
      <text:p text:style-name="P3"><text:span text:style-name="T26">mostarNome</text:span>(usuário)</text:p>
      <text:p text:style-name="Standard"/>
      <text:p text:style-name="P18"><text:s/><text:span text:style-name="T45">O</text:span><text:span text:style-name="T47">peradores Rest | Spread</text:span></text:p>
      <text:p text:style-name="P22"/>
      <text:p text:style-name="P22"><text:span text:style-name="T54">E</text:span>sse operador é conhecido por usar os três pontos( ... )</text:p>
      <text:p text:style-name="P22"><text:span text:style-name="T54">M</text:span>as precisamos instalar esses operadores</text:p>
      <text:p text:style-name="P22"><text:s/>o comando para instalar eles é: yarn add @babel/plugin-proposal-object-rest-spread</text:p>
      <text:p text:style-name="P39">E agora preciso reconfigurar o .babelrs</text:p>
      <text:p text:style-name="P22"/>
      <text:p text:style-name="P32">REST </text:p>
      <text:p text:style-name="P22"><text:span text:style-name="T53">E</text:span>le serve para podermos pagarmos o resto das propriedades</text:p>
      <text:p text:style-name="Standard"/>
      <text:p text:style-name="P3"><text:span text:style-name="T10">const </text:span>usuário<text:span text:style-name="T10"> =</text:span>{</text:p>
      <text:p text:style-name="P12"><text:span text:style-name="T10"><text:s text:c="4"/></text:span><text:span text:style-name="T5">nome</text:span><text:span text:style-name="T11">: </text:span><text:span text:style-name="T2">'Bhryan'</text:span><text:span text:style-name="T5">,</text:span></text:p>
      <text:p text:style-name="P12"><text:span text:style-name="T10"><text:s text:c="4"/></text:span><text:span text:style-name="T5">idade</text:span><text:span text:style-name="T11">: </text:span><text:span text:style-name="T22">15</text:span><text:span text:style-name="T5">,</text:span></text:p>
      <text:p text:style-name="P12"><text:span text:style-name="T10"><text:s text:c="4"/></text:span><text:span text:style-name="T5">empresa</text:span><text:span text:style-name="T11">: </text:span><text:span text:style-name="T2">'notfound'</text:span></text:p>
      <text:p text:style-name="P3">}</text:p>
      <text:p text:style-name="P22"/>
      <text:p text:style-name="P22"><text:span text:style-name="T41"><text:s/></text:span><text:span text:style-name="T42">A</text:span>gora usando a desestruturação vamos pegar o nome do user e guardar o resto em outra variável</text:p>
      <text:p text:style-name="P22"/>
      <text:p text:style-name="P3"><text:span text:style-name="T10">const </text:span>{<text:span text:style-name="T10"> </text:span>nome,<text:span text:style-name="T10"> ...</text:span>resto<text:span text:style-name="T10"> </text:span>}<text:span text:style-name="T10"> = </text:span>usuário</text:p>
      <text:p text:style-name="P16"/>
      <text:p text:style-name="P3">console.<text:span text:style-name="T26">log</text:span>(nome)</text:p>
      <text:p text:style-name="P21"><text:s/></text:p>
      <text:p text:style-name="P26"><text:span text:style-name="T53">N</text:span>o resto não aparece apenas o nome pois foi o que pedimos para tiramos</text:p>
      <text:p text:style-name="P26"/>
      <text:p text:style-name="P3">console.<text:span text:style-name="T26">log</text:span>(resto)</text:p>
      <text:p text:style-name="P3"/>
      <text:p text:style-name="Standard"/>
      <text:p text:style-name="P22"><text:span text:style-name="T53">P</text:span>odemos usar também em vetores</text:p>
      <text:p text:style-name="P3"><text:soft-page-break/><text:span text:style-name="T10">const</text:span><text:span text:style-name="T38"> </text:span>array<text:span text:style-name="T38"> </text:span><text:span text:style-name="T10">=</text:span><text:span text:style-name="T38"> </text:span>[<text:span text:style-name="T21">1</text:span>, <text:span text:style-name="T21">2</text:span>, <text:span text:style-name="T21">3</text:span>, <text:span text:style-name="T21">4</text:span>]</text:p>
      <text:p text:style-name="Standard"/>
      <text:p text:style-name="P22"><text:span text:style-name="T53">U</text:span>sando a desestruturação</text:p>
      <text:p text:style-name="P3"><text:span text:style-name="T10">const</text:span><text:span text:style-name="T38"> </text:span>[a,<text:span text:style-name="T38"> </text:span>b,<text:span text:style-name="T38"> </text:span><text:span text:style-name="T10">...</text:span>c]<text:span text:style-name="T38"> </text:span><text:span text:style-name="T10">=</text:span><text:span text:style-name="T38"> </text:span>array<text:span text:style-name="T38"> </text:span></text:p>
      <text:p text:style-name="P16"/>
      <text:p text:style-name="P3">console.<text:span text:style-name="T26">log</text:span>(a)</text:p>
      <text:p text:style-name="P3">console.<text:span text:style-name="T26">log</text:span>(b)</text:p>
      <text:p text:style-name="P3">console.<text:span text:style-name="T26">log</text:span>(c)</text:p>
      <text:p text:style-name="P30"/>
      <text:p text:style-name="P22"><text:span text:style-name="T53">T</text:span>ambém podemos suar em parâmetros de funções</text:p>
      <text:p text:style-name="P22"/>
      <text:p text:style-name="P22"><text:span text:style-name="T53">A</text:span>o invés de fazer assim</text:p>
      <text:p text:style-name="P3"><text:span text:style-name="T10">function</text:span><text:span text:style-name="T38"> </text:span><text:span text:style-name="T26">soma</text:span>(<text:span text:style-name="T37">a</text:span>,<text:span text:style-name="T37">b</text:span>)<text:span text:style-name="T38"> </text:span>{</text:p>
      <text:p text:style-name="P12"><text:span text:style-name="T38"><text:s text:c="4"/></text:span><text:span text:style-name="T11">return</text:span><text:span text:style-name="T39"> </text:span><text:span text:style-name="T5">a</text:span><text:span text:style-name="T39"> </text:span><text:span text:style-name="T11">+</text:span><text:span text:style-name="T39"> </text:span><text:span text:style-name="T5">b</text:span></text:p>
      <text:p text:style-name="P3">}</text:p>
      <text:p text:style-name="P16"/>
      <text:p text:style-name="P3">console.<text:span text:style-name="T26">log</text:span>(<text:span text:style-name="T26">soma</text:span>(<text:span text:style-name="T21">1</text:span>,<text:span text:style-name="T21">3</text:span>))</text:p>
      <text:p text:style-name="P22"/>
      <text:p text:style-name="P22">vamos fazer assim</text:p>
      <text:p text:style-name="Standard"/>
      <text:p text:style-name="P3"><text:span text:style-name="T10">function</text:span><text:span text:style-name="T38"> </text:span><text:span text:style-name="T26">soma</text:span>(<text:span text:style-name="T37">a</text:span>,<text:span text:style-name="T38"> </text:span><text:span text:style-name="T37">b</text:span>,<text:span text:style-name="T38"> </text:span><text:span text:style-name="T10">...</text:span><text:span text:style-name="T37">params</text:span>){</text:p>
      <text:p text:style-name="P12"><text:span text:style-name="T38"><text:s text:c="4"/></text:span><text:span text:style-name="T7">aqui</text:span><text:span text:style-name="T39"> </text:span><text:span text:style-name="T7">o</text:span><text:span text:style-name="T39"> </text:span><text:span text:style-name="T7">a</text:span><text:span text:style-name="T39"> </text:span><text:span text:style-name="T7">rece</text:span><text:span text:style-name="T9">be</text:span><text:span text:style-name="T39"> </text:span><text:span text:style-name="T7">1</text:span><text:span text:style-name="T39"> </text:span><text:span text:style-name="T7">o</text:span><text:span text:style-name="T39"> </text:span><text:span text:style-name="T7">b</text:span><text:span text:style-name="T39"> </text:span><text:span text:style-name="T7">rece</text:span><text:span text:style-name="T9">be</text:span><text:span text:style-name="T39"> </text:span><text:span text:style-name="T7">tr</text:span><text:span text:style-name="T9">ê</text:span><text:span text:style-name="T7">s</text:span><text:span text:style-name="T39"> </text:span><text:span text:style-name="T7">e</text:span><text:span text:style-name="T39"> </text:span><text:span text:style-name="T7">params</text:span><text:span text:style-name="T39"> </text:span><text:span text:style-name="T7">fica</text:span><text:span text:style-name="T39"> </text:span><text:span text:style-name="T7">com</text:span><text:span text:style-name="T39"> </text:span><text:span text:style-name="T7">o</text:span><text:span text:style-name="T39"> </text:span><text:span text:style-name="T7">resto</text:span><text:span text:style-name="T39"> </text:span></text:p>
      <text:p text:style-name="P12"><text:span text:style-name="T38"><text:s text:c="4"/></text:span><text:span text:style-name="T11">return</text:span><text:span text:style-name="T39"> </text:span><text:span text:style-name="T5">params</text:span></text:p>
      <text:p text:style-name="P3">}</text:p>
      <text:p text:style-name="P16"/>
      <text:p text:style-name="P3">console.<text:span text:style-name="T26">log</text:span>(<text:span text:style-name="T26">soma</text:span>(<text:span text:style-name="T21">1</text:span>,<text:span text:style-name="T38"> </text:span><text:span text:style-name="T21">3</text:span>,<text:span text:style-name="T38"> </text:span><text:span text:style-name="T21">4</text:span>))</text:p>
      <text:p text:style-name="P22"/>
      <text:p text:style-name="P22"/>
      <text:p text:style-name="P33">SPREAD</text:p>
      <text:p text:style-name="P22"/>
      <text:p text:style-name="P22">enquanto o rest pega o resto de alguma desestruturação o spread ele faz o papel de repassar as informações de um objeto ou array para outra estrutura de dados</text:p>
      <text:p text:style-name="P22"/>
      <text:p text:style-name="P3"><text:span text:style-name="T10">const</text:span><text:span text:style-name="T38"> </text:span>array1<text:span text:style-name="T38"> </text:span><text:span text:style-name="T10">=</text:span><text:span text:style-name="T38"> </text:span>[<text:span text:style-name="T21">1</text:span>,<text:span text:style-name="T38"> </text:span><text:span text:style-name="T21">2</text:span>,<text:span text:style-name="T38"> </text:span><text:span text:style-name="T21">3</text:span>]</text:p>
      <text:p text:style-name="P3"><text:span text:style-name="T10">const</text:span><text:span text:style-name="T38"> </text:span>array2<text:span text:style-name="T38"> </text:span><text:span text:style-name="T10">=</text:span><text:span text:style-name="T38"> </text:span>[<text:span text:style-name="T21">4</text:span>,<text:span text:style-name="T38"> </text:span><text:span text:style-name="T21">5</text:span>,<text:span text:style-name="T38"> </text:span><text:span text:style-name="T21">6</text:span>]</text:p>
      <text:p text:style-name="P22"/>
      <text:p text:style-name="P22"><text:s/>os três pontos neste escopo vai copiar cada uma das informações do array e coloca dentro do array3</text:p>
      <text:p text:style-name="P22"/>
      <text:p text:style-name="P3"><text:span text:style-name="T10">const</text:span><text:span text:style-name="T38"> </text:span>array3<text:span text:style-name="T38"> </text:span><text:span text:style-name="T10">=</text:span><text:span text:style-name="T38"> </text:span>[<text:span text:style-name="T10">...</text:span>array1,<text:span text:style-name="T38"> </text:span><text:span text:style-name="T10">...</text:span>array2]</text:p>
      <text:p text:style-name="P16"/>
      <text:p text:style-name="P3">console.<text:span text:style-name="T26">log</text:span>(array3)</text:p>
      <text:p text:style-name="Standard"/>
      <text:p text:style-name="P31">Template Literals</text:p>
      <text:p text:style-name="P22"><text:span text:style-name="T55">É</text:span> uma forma de incluirmos variáveis dentro de uma string </text:p>
      <text:p text:style-name="Standard"/>
      <text:p text:style-name="P11"><text:span text:style-name="T10">const</text:span> nome <text:span text:style-name="T10">=</text:span> <text:span text:style-name="T1">'Bhryan'</text:span></text:p>
      <text:p text:style-name="P11"><text:span text:style-name="T10">const</text:span> idade <text:span text:style-name="T10">=</text:span> <text:span text:style-name="T21">15</text:span></text:p>
      <text:p text:style-name="P50"><text:s/></text:p>
      <text:p text:style-name="P35"><text:span text:style-name="T55">Em</text:span> v<text:span text:style-name="T55">ez</text:span> de concatenar tudo isso, vamos fazer de outro modo</text:p>
      <text:p text:style-name="P14"><text:span text:style-name="T20">console.</text:span><text:span text:style-name="T29">log</text:span><text:span text:style-name="T20">(</text:span><text:span text:style-name="T3">'Meu nome é '</text:span><text:span text:style-name="T13">+</text:span><text:span text:style-name="T20"> nome </text:span><text:span text:style-name="T13">+</text:span><text:span text:style-name="T20"> </text:span><text:span text:style-name="T3">' e tenho '</text:span><text:span text:style-name="T20"> </text:span><text:span text:style-name="T13">+</text:span><text:span text:style-name="T20"> idade </text:span><text:span text:style-name="T13">+</text:span><text:span text:style-name="T3">' anos'</text:span><text:span text:style-name="T20">)</text:span></text:p>
      <text:p text:style-name="Standard"><text:soft-page-break/></text:p>
      <text:p text:style-name="P22">Nesse modo em vez de usar aspas usamos crases</text:p>
      <text:p text:style-name="P11">console.<text:span text:style-name="T26">log</text:span>(<text:span text:style-name="T1">`meu nome é </text:span><text:span text:style-name="T10">${</text:span>nome<text:span text:style-name="T10">}</text:span><text:span text:style-name="T1"> e tenho </text:span><text:span text:style-name="T10">${</text:span>idade<text:span text:style-name="T10">}</text:span><text:span text:style-name="T1">`</text:span>)</text:p>
      <text:p text:style-name="P22">Pode declarar a variável usando um cifrão e chaves e dentro das chaves coloca a variável</text:p>
      <text:p text:style-name="P22"/>
      <text:p text:style-name="P22"><text:s/>Object Short Syntax (Sintaxe curta de objetos)</text:p>
      <text:p text:style-name="P22"/>
      <text:p text:style-name="P3"><text:span text:style-name="T10">const</text:span> nome <text:span text:style-name="T10">=</text:span> <text:span text:style-name="T1">'Bhryan'</text:span></text:p>
      <text:p text:style-name="P3"><text:span text:style-name="T10">const</text:span> idade <text:span text:style-name="T10">=</text:span> <text:span text:style-name="T21">15</text:span></text:p>
      <text:p text:style-name="P15"/>
      <text:p text:style-name="P15"><text:s/><text:span text:style-name="T45">Quando o nome da propriedade é igual ao nome da vari</text:span><text:span text:style-name="T48">á</text:span><text:span text:style-name="T45">v</text:span><text:span text:style-name="T48">e</text:span><text:span text:style-name="T45">l dentro do objeto podemos deixar apenas um deles, ou seja, em vez de fazer isso</text:span></text:p>
      <text:p text:style-name="P4"><text:span text:style-name="T10">const</text:span> usuário <text:span text:style-name="T10">=</text:span> {</text:p>
      <text:p text:style-name="P13"><text:s text:c="4"/><text:span text:style-name="T5">nome</text:span><text:span text:style-name="T11">:</text:span><text:span text:style-name="T5"> </text:span><text:span text:style-name="T6">nome,</text:span></text:p>
      <text:p text:style-name="P13"><text:s text:c="4"/><text:span text:style-name="T5">idade</text:span><text:span text:style-name="T11">:</text:span><text:span text:style-name="T5"> </text:span><text:span text:style-name="T6">idade,</text:span></text:p>
      <text:p text:style-name="P13"><text:s text:c="4"/><text:span text:style-name="T5">empresa</text:span><text:span text:style-name="T11">:</text:span><text:span text:style-name="T5"> </text:span><text:span text:style-name="T2">'notfound'</text:span></text:p>
      <text:p text:style-name="P4">}</text:p>
      <text:p text:style-name="P15"/>
      <text:p text:style-name="P15"><text:s/><text:span text:style-name="T48">F</text:span><text:span text:style-name="T45">az isso</text:span></text:p>
      <text:p text:style-name="P15"/>
      <text:p text:style-name="P3"><text:span text:style-name="T10">const</text:span> usuário <text:span text:style-name="T10">=</text:span> {</text:p>
      <text:p text:style-name="P12"><text:s text:c="4"/><text:span text:style-name="T5">nome,</text:span></text:p>
      <text:p text:style-name="P12"><text:s text:c="4"/><text:span text:style-name="T5">idade,</text:span></text:p>
      <text:p text:style-name="P12"><text:s text:c="4"/><text:span text:style-name="T5">empresa</text:span><text:span text:style-name="T11">:</text:span><text:span text:style-name="T5"> </text:span><text:span text:style-name="T2">'notfound'</text:span></text:p>
      <text:p text:style-name="P3">}</text:p>
      <text:p text:style-name="P16"/>
      <text:p text:style-name="P16"><text:span text:style-name="T18">console.</text:span><text:span text:style-name="T27">log</text:span><text:span text:style-name="T18">(usuário)</text:span></text:p>
      <text:p text:style-name="P15"/>
      <text:h text:style-name="P54" text:outline-level="2"/>
      <text:h text:style-name="Heading_20_2" text:outline-level="2">Exercícios</text:h>
      <text:p text:style-name="P29"><text:span text:style-name="T63">Exercício</text:span> 1</text:p>
      <text:p text:style-name="P45">Para testar seus conhecimentos com classes, crie uma classe com nome "Admin", essa classe deve extender uma segunda classe chamada "Usuario". </text:p>
      <text:p text:style-name="P45">A classe usuário deve receber dois parâmetros no método construtor, e-mail e senha, e anotá-los em propriedades da classe. </text:p>
      <text:p text:style-name="P45">A classe "Admin" por sua vez não recebe parâmetros mas deve repassar os parâmetros de e-mail e senha à classe pai e marcar uma propriedade "admin" como true na classe.</text:p>
      <text:p text:style-name="P45">Agora com suas classes formatadas, adicione um método na classe Usuario chamado isAdmin que retorna se o usuário é administrador ou não baseado na propriedade admin ser true ou não. </text:p>
      <text:p text:style-name="P46"/>
      <text:p text:style-name="P28">Resolução</text:p>
      <text:p text:style-name="P3"><text:span text:style-name="T10">class</text:span> <text:span text:style-name="T30">Admin</text:span> <text:span text:style-name="T10">extends</text:span> <text:span text:style-name="T31">Usuario</text:span>{</text:p>
      <text:p text:style-name="P12"><text:s text:c="4"/><text:span text:style-name="T11">constructor</text:span><text:span text:style-name="T5">(</text:span><text:span text:style-name="T35">email</text:span><text:span text:style-name="T5">,</text:span><text:span text:style-name="T35">senha</text:span><text:span text:style-name="T5">){</text:span></text:p>
      <text:p text:style-name="P12"><text:s text:c="8"/><text:span text:style-name="T24">super</text:span><text:span text:style-name="T5">(email, senha);</text:span></text:p>
      <text:p text:style-name="P16"/>
      <text:p text:style-name="P12"><text:s text:c="8"/><text:span text:style-name="T24">this</text:span><text:span text:style-name="T5">.admin </text:span><text:span text:style-name="T11">=</text:span><text:span text:style-name="T5"> </text:span><text:span text:style-name="T22">true</text:span></text:p>
      <text:p text:style-name="P12"><text:s text:c="4"/><text:span text:style-name="T5">}</text:span></text:p>
      <text:p text:style-name="P3">}</text:p>
      <text:p text:style-name="P3"><text:span text:style-name="T10">const</text:span> usuario <text:span text:style-name="T10">=</text:span> <text:span text:style-name="T15">new</text:span> <text:span text:style-name="T31">Usuario</text:span>(<text:span text:style-name="T1">'email@teste.com'</text:span>, <text:span text:style-name="T1">'senha123'</text:span>);</text:p>
      <text:p text:style-name="P3"><text:span text:style-name="T10">const</text:span> adm <text:span text:style-name="T10">=</text:span> <text:span text:style-name="T15">new</text:span> <text:span text:style-name="T31">Admin</text:span>(<text:span text:style-name="T1">'email@teste.com'</text:span>, <text:span text:style-name="T1">'senha123'</text:span>);</text:p>
      <text:p text:style-name="P16"><text:soft-page-break/></text:p>
      <text:p text:style-name="P3">console.<text:span text:style-name="T26">log</text:span>(usuario.<text:span text:style-name="T26">Eadm</text:span>()) </text:p>
      <text:p text:style-name="P1">//false</text:p>
      <text:p text:style-name="P3">console.<text:span text:style-name="T26">log</text:span>(adm.<text:span text:style-name="T26">Eadm</text:span>())</text:p>
      <text:p text:style-name="P1">//true</text:p>
      <text:p text:style-name="P55"/>
      <text:p text:style-name="P57">Exercício 2</text:p>
      <text:p text:style-name="P56">A partir do seguinte vetor e utilizando os métodos de array (map, reduce, filter e find):</text:p>
      <text:p text:style-name="P56"><text:s/>const usuarios = [</text:p>
      <text:p text:style-name="P56">{ nome: 'Diego', idade: 23, empresa: 'Rocketseat' }, </text:p>
      <text:p text:style-name="P56">{ nome: 'Gabriel', idade: 15, empresa: 'Rocketseat' },</text:p>
      <text:p text:style-name="P56">{ nome: 'Lucas', idade: 30, empresa: 'Facebook' },</text:p>
      <text:p text:style-name="P56">];</text:p>
      <text:p text:style-name="P56"/>
      <text:p text:style-name="P56">2.1 Utilizando o map Crie uma variável que contenha todas idades dos usuários: [23, 15, 30]</text:p>
      <text:p text:style-name="P56"/>
      <text:p text:style-name="P44"><text:span text:style-name="T60">2.2 Utilizando o filter Crie uma</text:span><text:span text:style-name="T61">s</text:span><text:span text:style-name="T60"> variáveis que tenha apenas os usuários que trabalham na Rocketseat e com mais de 18 anos:</text:span></text:p>
      <text:p text:style-name="P56">[{ nome: 'Diego', idade: 23, empresa: 'Rocketseat' }]</text:p>
      <text:p text:style-name="P56"/>
      <text:p text:style-name="P56">2.3 Utilizando o find Crie uma variável que procura por um usuário que trabalhe na empresa Google: undefined</text:p>
      <text:p text:style-name="P56"/>
      <text:p text:style-name="P56">2.4 Unindo operações Multiplique a idade de todos usuários por dois e depois realize um filtro nos usuários que possuem no máximo 50 anos:</text:p>
      <text:p text:style-name="P56">Resultado: [</text:p>
      <text:p text:style-name="P56">{ nome: 'Diego', idade: 46, empresa: 'Rocketseat' },</text:p>
      <text:p text:style-name="P56">{ nome: 'Gabriel', idade: 30, empresa: 'Rocketseat' },</text:p>
      <text:p text:style-name="P56">] </text:p>
      <text:p text:style-name="P56"/>
      <text:p text:style-name="P27"><text:span text:style-name="T60">R</text:span><text:span text:style-name="T59">esolução</text:span></text:p>
      <text:p text:style-name="P3"><text:span text:style-name="T10">const</text:span> usuarios <text:span text:style-name="T10">=</text:span> [</text:p>
      <text:p text:style-name="P12"><text:s text:c="4"/><text:span text:style-name="T5">{ nome</text:span><text:span text:style-name="T11">:</text:span><text:span text:style-name="T5"> </text:span><text:span text:style-name="T2">'Diego'</text:span><text:span text:style-name="T5">, idade</text:span><text:span text:style-name="T11">:</text:span><text:span text:style-name="T5"> </text:span><text:span text:style-name="T22">23</text:span><text:span text:style-name="T5">, empresa</text:span><text:span text:style-name="T11">:</text:span><text:span text:style-name="T5"> </text:span><text:span text:style-name="T2">'Rocketseat'</text:span><text:span text:style-name="T5"> },</text:span></text:p>
      <text:p text:style-name="P12"><text:s text:c="4"/><text:span text:style-name="T5">{ nome</text:span><text:span text:style-name="T11">:</text:span><text:span text:style-name="T5"> </text:span><text:span text:style-name="T2">'Gabriel'</text:span><text:span text:style-name="T5">, idade</text:span><text:span text:style-name="T11">:</text:span><text:span text:style-name="T5"> </text:span><text:span text:style-name="T22">15</text:span><text:span text:style-name="T5">, empresa</text:span><text:span text:style-name="T11">:</text:span><text:span text:style-name="T5"> </text:span><text:span text:style-name="T2">'Rocketseat'</text:span><text:span text:style-name="T5"> },</text:span></text:p>
      <text:p text:style-name="P12"><text:s text:c="4"/><text:span text:style-name="T5">{ nome</text:span><text:span text:style-name="T11">:</text:span><text:span text:style-name="T5"> </text:span><text:span text:style-name="T2">'Lucas'</text:span><text:span text:style-name="T5">, idade</text:span><text:span text:style-name="T11">:</text:span><text:span text:style-name="T5"> </text:span><text:span text:style-name="T22">30</text:span><text:span text:style-name="T5">, empresa</text:span><text:span text:style-name="T11">:</text:span><text:span text:style-name="T5"> </text:span><text:span text:style-name="T2">'Facebook'</text:span><text:span text:style-name="T5"> },</text:span></text:p>
      <text:p text:style-name="P3">];</text:p>
      <text:p text:style-name="P1">//mostrando idade dos usuários</text:p>
      <text:p text:style-name="P3"><text:span text:style-name="T10">const</text:span> idadeUser <text:span text:style-name="T10">=</text:span> usuarios.<text:span text:style-name="T26">map</text:span>(<text:span text:style-name="T37">item</text:span> <text:span text:style-name="T10">=&gt;</text:span> item.idade)</text:p>
      <text:p text:style-name="P3">console.<text:span text:style-name="T26">log</text:span>(idadeUser)</text:p>
      <text:p text:style-name="P16"/>
      <text:p text:style-name="P1">//mostrando quem trabalha na rocket e são maiores de 18 anos</text:p>
      <text:p text:style-name="P3"><text:span text:style-name="T10">const</text:span> rocket <text:span text:style-name="T10">=</text:span> usuarios.<text:span text:style-name="T26">filter</text:span>(<text:span text:style-name="T37">item</text:span> <text:span text:style-name="T10">=&gt;</text:span> item.empresa <text:span text:style-name="T10">==</text:span> <text:span text:style-name="T1">'Rocketseat'</text:span> <text:span text:style-name="T10">&amp;&amp;</text:span> item.idade <text:span text:style-name="T10">&gt;=</text:span> <text:span text:style-name="T21">18</text:span>)</text:p>
      <text:p text:style-name="P3">console.<text:span text:style-name="T26">log</text:span>(rocket)</text:p>
      <text:p text:style-name="P16"/>
      <text:p text:style-name="P1">//usuario que trabalha no google</text:p>
      <text:p text:style-name="P3"><text:span text:style-name="T10">const</text:span> trabalhaGoogle <text:span text:style-name="T10">=</text:span> usuarios.<text:span text:style-name="T26">find</text:span>(<text:span text:style-name="T37">item</text:span> <text:span text:style-name="T10">=&gt;</text:span> item.empresa <text:span text:style-name="T10">==</text:span> <text:span text:style-name="T1">'Google'</text:span>)</text:p>
      <text:p text:style-name="P3">console.<text:span text:style-name="T26">log</text:span>(trabalhaGoogle)</text:p>
      <text:p text:style-name="P16"/>
      <text:p text:style-name="P1">//multiplicar idade por dois e mostrar a idade de quem tem até 50 anos</text:p>
      <text:p text:style-name="P3"><text:span text:style-name="T10">const</text:span> idadeMultiplicadaEMenorQue50 <text:span text:style-name="T10">=</text:span> usuarios</text:p>
      <text:p text:style-name="P12"><text:s text:c="4"/><text:span text:style-name="T5">.</text:span><text:span text:style-name="T27">map</text:span><text:span text:style-name="T5">(</text:span><text:span text:style-name="T35">user</text:span><text:span text:style-name="T5"> </text:span><text:span text:style-name="T11">=&gt;</text:span><text:span text:style-name="T5"> ({</text:span></text:p>
      <text:p text:style-name="P12"><text:s text:c="8"/><text:span text:style-name="T11">...</text:span><text:span text:style-name="T5">user,</text:span></text:p>
      <text:p text:style-name="P12"><text:s text:c="8"/><text:span text:style-name="T5">idade</text:span><text:span text:style-name="T11">:</text:span><text:span text:style-name="T5"> user.idade </text:span><text:span text:style-name="T11">*</text:span><text:span text:style-name="T5"> </text:span><text:span text:style-name="T22">2</text:span><text:span text:style-name="T5"> </text:span></text:p>
      <text:p text:style-name="P12"><text:soft-page-break/><text:s text:c="4"/><text:span text:style-name="T5">}))</text:span></text:p>
      <text:p text:style-name="P16"/>
      <text:p text:style-name="P12"><text:s text:c="4"/><text:span text:style-name="T5">.</text:span><text:span text:style-name="T27">filter</text:span><text:span text:style-name="T5">(</text:span><text:span text:style-name="T35">user</text:span><text:span text:style-name="T5"> </text:span><text:span text:style-name="T11">=&gt;</text:span><text:span text:style-name="T5"> user.idade </text:span><text:span text:style-name="T11">&lt;=</text:span><text:span text:style-name="T5"> </text:span><text:span text:style-name="T22">50</text:span><text:span text:style-name="T5">)</text:span></text:p>
      <text:p text:style-name="P16"/>
      <text:p text:style-name="P3">console.<text:span text:style-name="T26">log</text:span>(idadeMultiplicadaEMenorQue50)</text:p>
      <text:p text:style-name="P41"/>
      <text:p text:style-name="P25">Exercício 3</text:p>
      <text:p text:style-name="P44">Converta as funções nos seguintes trechos de código em Arrow Functions: </text:p>
      <text:p text:style-name="P44">// 3.1 </text:p>
      <text:p text:style-name="P44">const arr = [1, 2, 3, 4, 5];</text:p>
      <text:p text:style-name="P44">arr.map(function(item) {</text:p>
      <text:p text:style-name="P44"><text:s/><text:tab/>return item + 10;</text:p>
      <text:p text:style-name="P44">}); </text:p>
      <text:p text:style-name="P44"/>
      <text:p text:style-name="P44">// 3.2 </text:p>
      <text:p text:style-name="P44">// Dica: Utilize uma constante pra function </text:p>
      <text:p text:style-name="P44">const usuario = { nome: 'Diego', idade: 23 }; </text:p>
      <text:p text:style-name="P44">function mostraIdade(usuario) { </text:p>
      <text:p text:style-name="P44"><text:tab/>return usuario.idade; </text:p>
      <text:p text:style-name="P44">} </text:p>
      <text:p text:style-name="P44">mostraIdade(usuario); </text:p>
      <text:p text:style-name="P44"/>
      <text:p text:style-name="P44">// 3.3 </text:p>
      <text:p text:style-name="P44">// Dica: Utilize uma constante pra function </text:p>
      <text:p text:style-name="P44">const nome = "Diego"; </text:p>
      <text:p text:style-name="P44">const idade = 23; </text:p>
      <text:p text:style-name="P44">function mostraUsuario(nome = 'Diego', idade = 18) { </text:p>
      <text:p text:style-name="P44"><text:tab/>return { nome, idade };</text:p>
      <text:p text:style-name="P44">} mostraUsuario(nome, idade);</text:p>
      <text:p text:style-name="P44"/>
      <text:p text:style-name="P44">mostraUsuario(nome);</text:p>
      <text:p text:style-name="P44"/>
      <text:p text:style-name="P44">// 3.4 const promise = function() { </text:p>
      <text:p text:style-name="P44">return new Promise(function(resolve, reject) {</text:p>
      <text:p text:style-name="P44"><text:s/><text:tab/>return resolve(); </text:p>
      <text:p text:style-name="P44">})}</text:p>
      <text:p text:style-name="P41"/>
      <text:p text:style-name="P27">Resolução</text:p>
      <text:p text:style-name="P8"><text:span text:style-name="T16">const</text:span><text:span text:style-name="T62"> arr </text:span><text:span text:style-name="T16">=</text:span><text:span text:style-name="T62"> [</text:span><text:span text:style-name="T25">1</text:span><text:span text:style-name="T62">, </text:span><text:span text:style-name="T25">2</text:span><text:span text:style-name="T62">, </text:span><text:span text:style-name="T25">3</text:span><text:span text:style-name="T62">, </text:span><text:span text:style-name="T25">4</text:span><text:span text:style-name="T62">, </text:span><text:span text:style-name="T25">5</text:span><text:span text:style-name="T62">];</text:span></text:p>
      <text:p text:style-name="P3">arr.<text:span text:style-name="T26">map</text:span>((<text:span text:style-name="T37">item</text:span>) <text:span text:style-name="T10">=&gt;</text:span> item <text:span text:style-name="T10">+</text:span> <text:span text:style-name="T21">10</text:span>);</text:p>
      <text:p text:style-name="P16"/>
      <text:p text:style-name="P1">// 3.2</text:p>
      <text:p text:style-name="P1">// Dica: Utilize uma constante pra function</text:p>
      <text:p text:style-name="P3"><text:span text:style-name="T10">const</text:span> usuario <text:span text:style-name="T10">=</text:span> { nome<text:span text:style-name="T10">:</text:span> <text:span text:style-name="T1">'Diego'</text:span>, idade<text:span text:style-name="T10">:</text:span> <text:span text:style-name="T21">23</text:span> };</text:p>
      <text:p text:style-name="P16"/>
      <text:p text:style-name="P3"><text:span text:style-name="T10">const</text:span> <text:span text:style-name="T26">mostraIdade</text:span> <text:span text:style-name="T10">=</text:span> <text:span text:style-name="T37">usuario</text:span> <text:span text:style-name="T10">=&gt;</text:span> usuario.idade</text:p>
      <text:p text:style-name="P16"/>
      <text:p text:style-name="P3"><text:span text:style-name="T26">mostraIdade</text:span>(usuario);</text:p>
      <text:p text:style-name="P16"/>
      <text:p text:style-name="P1">// 3.3</text:p>
      <text:p text:style-name="P1">// Dica: Utilize uma constante pra function</text:p>
      <text:p text:style-name="P3"><text:span text:style-name="T10">const</text:span> nome <text:span text:style-name="T10">=</text:span> <text:span text:style-name="T1">"Diego"</text:span>;</text:p>
      <text:p text:style-name="P3"><text:span text:style-name="T10">const</text:span> idade <text:span text:style-name="T10">=</text:span> <text:span text:style-name="T21">23</text:span>;</text:p>
      <text:p text:style-name="P3"><text:span text:style-name="T10">const</text:span> <text:span text:style-name="T26">mostraUsuario</text:span> <text:span text:style-name="T10">=</text:span> (<text:span text:style-name="T37">nome</text:span> <text:span text:style-name="T10">=</text:span> <text:span text:style-name="T1">'Diego'</text:span>, <text:span text:style-name="T37">idade</text:span> <text:span text:style-name="T10">=</text:span> <text:span text:style-name="T21">18</text:span>) <text:span text:style-name="T10">=&gt;</text:span>({nome,idade })</text:p>
      <text:p text:style-name="P16"/>
      <text:p text:style-name="P3"><text:span text:style-name="T26">mostraUsuario</text:span>(nome, idade);</text:p>
      <text:p text:style-name="P3"><text:soft-page-break/><text:span text:style-name="T26">mostraUsuario</text:span>(nome);</text:p>
      <text:p text:style-name="P16"/>
      <text:p text:style-name="P1">// 3.4</text:p>
      <text:p text:style-name="P3"><text:span text:style-name="T10">const</text:span> <text:span text:style-name="T26">promise</text:span> <text:span text:style-name="T10">=</text:span> () <text:span text:style-name="T10">=&gt;</text:span> <text:span text:style-name="T15">new</text:span> <text:span text:style-name="T31">Promise</text:span>((<text:span text:style-name="T37">resolve</text:span>, <text:span text:style-name="T37">reject</text:span>) <text:span text:style-name="T10">=&gt;</text:span><text:span text:style-name="T26">resolve</text:span>())</text:p>
      <text:p text:style-name="P25"/>
      <text:p text:style-name="P25">Exercício 4</text:p>
      <text:p text:style-name="P43">4.1 Desestruturação simples A partir do seguinte objeto:</text:p>
      <text:p text:style-name="P43"/>
      <text:p text:style-name="P43">const empresa = { nome: 'Rocketseat',</text:p>
      <text:p text:style-name="P43"><text:s/>endereco: { </text:p>
      <text:p text:style-name="P43">cidade: 'Rio do Sul', </text:p>
      <text:p text:style-name="P43">estado: 'SC', }</text:p>
      <text:p text:style-name="P43">}; </text:p>
      <text:p text:style-name="P43">Utilize a desestruturação para transformar as propriedades nome, cidade e estado em variáveis, no fim deve ser possível fazer o seguinte:</text:p>
      <text:p text:style-name="P43"/>
      <text:p text:style-name="P43">console.log(nome); // Rocketseat </text:p>
      <text:p text:style-name="P43">console.log(cidade);// Rio do Sul </text:p>
      <text:p text:style-name="P43">console.log(estado); // SC </text:p>
      <text:p text:style-name="P43"/>
      <text:p text:style-name="P43">4.2 Desestruturação em parâmetros Na seguinte função:</text:p>
      <text:p text:style-name="P43">function mostraInfo(usuario) {</text:p>
      <text:p text:style-name="P43"><text:tab/>return `${usuario.nome} tem ${usuario.idade} anos.`; </text:p>
      <text:p text:style-name="P43">} </text:p>
      <text:p text:style-name="P43">mostraInfo({ nome: 'Diego', idade: 23 }) </text:p>
      <text:p text:style-name="P43"/>
      <text:p text:style-name="P43">Utilize a desestruturação nos parâmetros da função para buscar o nome e idade do usuário separadamente e a função poder retornar apenas:</text:p>
      <text:p text:style-name="P43"/>
      <text:p text:style-name="P43"><text:s/>return `${nome} tem ${idade} anos.`; </text:p>
      <text:p text:style-name="P43"/>
      <text:p text:style-name="P27">Resolução</text:p>
      <text:p text:style-name="P9"><text:span text:style-name="T10">const</text:span> empresa <text:span text:style-name="T10">=</text:span> {</text:p>
      <text:p text:style-name="P12"><text:s text:c="4"/><text:span text:style-name="T5">nome</text:span><text:span text:style-name="T11">:</text:span><text:span text:style-name="T5"> </text:span><text:span text:style-name="T2">'Rocketseat'</text:span><text:span text:style-name="T5">,</text:span></text:p>
      <text:p text:style-name="P12"><text:s text:c="4"/><text:span text:style-name="T5">endereco</text:span><text:span text:style-name="T11">:</text:span><text:span text:style-name="T5"> {</text:span></text:p>
      <text:p text:style-name="P12"><text:s text:c="8"/><text:span text:style-name="T5">cidade</text:span><text:span text:style-name="T11">:</text:span><text:span text:style-name="T5"> </text:span><text:span text:style-name="T2">'Rio do Sul'</text:span><text:span text:style-name="T5">,</text:span></text:p>
      <text:p text:style-name="P12"><text:s text:c="8"/><text:span text:style-name="T5">estado</text:span><text:span text:style-name="T11">:</text:span><text:span text:style-name="T5"> </text:span><text:span text:style-name="T2">'SC'</text:span><text:span text:style-name="T5">,</text:span></text:p>
      <text:p text:style-name="P12"><text:s text:c="4"/><text:span text:style-name="T5">}</text:span></text:p>
      <text:p text:style-name="P3">};</text:p>
      <text:p text:style-name="P16"/>
      <text:p text:style-name="P3"><text:span text:style-name="T10">const</text:span> { nome, <text:span text:style-name="T37">endereco</text:span><text:span text:style-name="T10">:</text:span> {cidade, estado}} <text:span text:style-name="T10">=</text:span> empresa;</text:p>
      <text:p text:style-name="P16"/>
      <text:p text:style-name="P3">console.<text:span text:style-name="T26">log</text:span>(cidade)</text:p>
      <text:p text:style-name="P3">console.<text:span text:style-name="T26">log</text:span>(estado)</text:p>
      <text:p text:style-name="P3">console.<text:span text:style-name="T26">log</text:span>(nome)</text:p>
      <text:p text:style-name="P16"/>
      <text:p text:style-name="P3"><text:span text:style-name="T10">function</text:span> <text:span text:style-name="T26">mostraInfo</text:span>({ <text:span text:style-name="T37">nome</text:span>, <text:span text:style-name="T37">idade</text:span>}) {</text:p>
      <text:p text:style-name="P12"><text:s text:c="4"/><text:span text:style-name="T11">return</text:span><text:span text:style-name="T5"> </text:span><text:span text:style-name="T2">`</text:span><text:span text:style-name="T11">${</text:span><text:span text:style-name="T5">nome</text:span><text:span text:style-name="T11">}</text:span><text:span text:style-name="T2"> tem </text:span><text:span text:style-name="T11">${</text:span><text:span text:style-name="T5">idade</text:span><text:span text:style-name="T11">}</text:span><text:span text:style-name="T2"> anos.`</text:span><text:span text:style-name="T5">;</text:span></text:p>
      <text:p text:style-name="P3">}</text:p>
      <text:p text:style-name="P12"><text:s text:c="3"/></text:p>
      <text:p text:style-name="P3">console.<text:span text:style-name="T26">log</text:span>(<text:span text:style-name="T26">mostraInfo</text:span>({ nome<text:span text:style-name="T10">:</text:span> <text:span text:style-name="T1">'Diego'</text:span>, idade<text:span text:style-name="T10">:</text:span> <text:span text:style-name="T21">23</text:span> }))</text:p>
      <text:p text:style-name="P25"/>
      <text:p text:style-name="P25">Exercício 5</text:p>
      <text:p text:style-name="P42">Utilizando o operador de rest/spread (...) </text:p>
      <text:p text:style-name="P42">realize as seguintes operações: </text:p>
      <text:p text:style-name="P42"><text:soft-page-break/></text:p>
      <text:p text:style-name="P42">5.1 Rest A partir do array: const arr = [1, 2, 3, 4, 5, 6], defina uma variável x que recebe a primeira posição do vetor e outra variável y que recebe todo restante dos dados. console.log(x); // 1</text:p>
      <text:p text:style-name="P42"><text:s/>console.log(y); // [2, 3, 4, 5, 6] </text:p>
      <text:p text:style-name="P42">Crie uma função que recebe inúmeros parâmetros e retorna a soma de todos eles: </text:p>
      <text:p text:style-name="P42">// function soma…</text:p>
      <text:p text:style-name="P42">console.log(soma(1, 2, 3, 4, 5, 6));</text:p>
      <text:p text:style-name="P42">// 21 console.log(soma(1, 2)); // 3 </text:p>
      <text:p text:style-name="P42"/>
      <text:p text:style-name="P42">5.2 Spread A partir do objeto e utilizando o operador spread:</text:p>
      <text:p text:style-name="P42">const usuario = { </text:p>
      <text:p text:style-name="P42"><text:tab/>nome: 'Diego', </text:p>
      <text:p text:style-name="P42"><text:tab/>idade: 23, </text:p>
      <text:p text:style-name="P42"><text:tab/>endereco: {</text:p>
      <text:p text:style-name="P42"><text:tab/><text:tab/>cidade: 'Rio do Sul', </text:p>
      <text:p text:style-name="P42"><text:tab/><text:tab/>uf: 'SC', pais: 'Brasil',</text:p>
      <text:p text:style-name="P42"><text:tab/>} </text:p>
      <text:p text:style-name="P42">}; </text:p>
      <text:p text:style-name="P42">Crie uma variável usuario2 que contenha todos os dados do usuário porém com nome Gabriel. Crie uma variável usuario3 que contenha todos os dados do usuário porém com cidade Lontras. </text:p>
      <text:p text:style-name="P42"/>
      <text:p text:style-name="P27">Resolução</text:p>
      <text:p text:style-name="P2">//parte 1</text:p>
      <text:p text:style-name="P3"><text:span text:style-name="T10">const</text:span> array <text:span text:style-name="T10">=</text:span> [<text:span text:style-name="T21">1</text:span>, <text:span text:style-name="T21">2</text:span>, <text:span text:style-name="T21">3</text:span>, <text:span text:style-name="T21">4</text:span>, <text:span text:style-name="T21">5</text:span>, <text:span text:style-name="T21">6</text:span>]</text:p>
      <text:p text:style-name="P16"/>
      <text:p text:style-name="P3"><text:span text:style-name="T10">const</text:span> [x,<text:span text:style-name="T10">...</text:span>y] <text:span text:style-name="T10">=</text:span> array</text:p>
      <text:p text:style-name="P16"/>
      <text:p text:style-name="P3">console.<text:span text:style-name="T26">log</text:span>(x)</text:p>
      <text:p text:style-name="P3">console.<text:span text:style-name="T26">log</text:span>(y)</text:p>
      <text:p text:style-name="P1">//parte 2</text:p>
      <text:p text:style-name="P3"><text:span text:style-name="T10">function</text:span> <text:span text:style-name="T26">soma</text:span>(<text:span text:style-name="T10">...</text:span><text:span text:style-name="T37">numeros</text:span>){</text:p>
      <text:p text:style-name="P12"><text:s text:c="4"/><text:span text:style-name="T11">return</text:span><text:span text:style-name="T5"> numeros.</text:span><text:span text:style-name="T27">reduce</text:span><text:span text:style-name="T5">((</text:span><text:span text:style-name="T35">a</text:span><text:span text:style-name="T5">,</text:span><text:span text:style-name="T35">b</text:span><text:span text:style-name="T5">)</text:span><text:span text:style-name="T11">=&gt;</text:span><text:span text:style-name="T5"> a </text:span><text:span text:style-name="T11">+</text:span><text:span text:style-name="T5"> b)</text:span></text:p>
      <text:p text:style-name="P3">}</text:p>
      <text:p text:style-name="P16"/>
      <text:p text:style-name="P3">console.<text:span text:style-name="T26">log</text:span>(<text:span text:style-name="T26">soma</text:span>(<text:span text:style-name="T21">1</text:span>, <text:span text:style-name="T21">2</text:span>, <text:span text:style-name="T21">3</text:span>, <text:span text:style-name="T21">4</text:span>, <text:span text:style-name="T21">5</text:span>, <text:span text:style-name="T21">6</text:span>)); </text:p>
      <text:p text:style-name="P16"/>
      <text:p text:style-name="P1">//parte 3</text:p>
      <text:p text:style-name="P3"><text:span text:style-name="T10">const</text:span> usuario <text:span text:style-name="T10">=</text:span> {</text:p>
      <text:p text:style-name="P12"><text:s text:c="8"/><text:span text:style-name="T5">nome</text:span><text:span text:style-name="T11">:</text:span><text:span text:style-name="T5"> </text:span><text:span text:style-name="T2">'Diego'</text:span><text:span text:style-name="T5">,</text:span></text:p>
      <text:p text:style-name="P12"><text:s text:c="8"/><text:span text:style-name="T5">idade</text:span><text:span text:style-name="T11">:</text:span><text:span text:style-name="T5"> </text:span><text:span text:style-name="T22">23</text:span><text:span text:style-name="T5">,</text:span></text:p>
      <text:p text:style-name="P12"><text:s text:c="8"/><text:span text:style-name="T5">endereco</text:span><text:span text:style-name="T11">:</text:span><text:span text:style-name="T5"> {</text:span></text:p>
      <text:p text:style-name="P12"><text:s text:c="8"/><text:span text:style-name="T5">cidade</text:span><text:span text:style-name="T11">:</text:span><text:span text:style-name="T5"> </text:span><text:span text:style-name="T2">'Rio do Sul'</text:span><text:span text:style-name="T5">,</text:span></text:p>
      <text:p text:style-name="P12"><text:s text:c="8"/><text:span text:style-name="T5">uf</text:span><text:span text:style-name="T11">:</text:span><text:span text:style-name="T5"> </text:span><text:span text:style-name="T2">'SC'</text:span><text:span text:style-name="T5">,</text:span></text:p>
      <text:p text:style-name="P12"><text:s text:c="8"/><text:span text:style-name="T5">pais</text:span><text:span text:style-name="T11">:</text:span><text:span text:style-name="T5"> </text:span><text:span text:style-name="T2">'Brasil'</text:span><text:span text:style-name="T5">,</text:span></text:p>
      <text:p text:style-name="P12"><text:s text:c="4"/><text:span text:style-name="T5">}</text:span></text:p>
      <text:p text:style-name="P3">};</text:p>
      <text:p text:style-name="P16"/>
      <text:p text:style-name="P3"><text:span text:style-name="T10">const</text:span> usuario2 <text:span text:style-name="T10">=</text:span> {<text:span text:style-name="T10">...</text:span>usuario, nome <text:span text:style-name="T10">:</text:span> <text:span text:style-name="T1">'Gabriel'</text:span>}</text:p>
      <text:p text:style-name="P3">console.<text:span text:style-name="T26">log</text:span>(usuario2)</text:p>
      <text:p text:style-name="P3"><text:span text:style-name="T10">const</text:span> usuario3 <text:span text:style-name="T10">=</text:span> {<text:span text:style-name="T10">...</text:span>usuario, endereco<text:span text:style-name="T10">:</text:span>{<text:span text:style-name="T10">...</text:span>usuario.endereco, cidade<text:span text:style-name="T10">:</text:span> <text:span text:style-name="T1">'Lontras'</text:span>}}</text:p>
      <text:p text:style-name="P16"><text:span text:style-name="T18">console.</text:span><text:span text:style-name="T27">log</text:span><text:span text:style-name="T18">(usuario3)</text:span></text:p>
      <text:p text:style-name="P25"/>
      <text:p text:style-name="P25">Exercício 6</text:p>
      <text:p text:style-name="P47">Converta o seguinte trecho de código utilizando Template Literals:</text:p>
      <text:p text:style-name="P47"><text:soft-page-break/></text:p>
      <text:p text:style-name="P47"><text:s/>const usuario = 'Diego';</text:p>
      <text:p text:style-name="P47"><text:s/>const idade = 23;</text:p>
      <text:p text:style-name="P47"><text:s/>console.log('O usuário ' + usuario + ' possui ' + idade + ' anos'); </text:p>
      <text:p text:style-name="P47"/>
      <text:p text:style-name="P27">Resolução</text:p>
      <text:p text:style-name="P3"><text:span text:style-name="T10">const</text:span> usuario <text:span text:style-name="T10">=</text:span> <text:span text:style-name="T1">'Diego'</text:span></text:p>
      <text:p text:style-name="P3"><text:span text:style-name="T10">const</text:span> idade <text:span text:style-name="T10">=</text:span> <text:span text:style-name="T21">23</text:span></text:p>
      <text:p text:style-name="P3">console.<text:span text:style-name="T26">log</text:span>(<text:span text:style-name="T1">`o usuário </text:span><text:span text:style-name="T10">${</text:span>usuario<text:span text:style-name="T10">}</text:span><text:span text:style-name="T1"> possui </text:span><text:span text:style-name="T10">${</text:span>idade<text:span text:style-name="T10">}</text:span><text:span text:style-name="T1"> anos`</text:span>)</text:p>
      <text:p text:style-name="P25"/>
      <text:p text:style-name="P25">Exercício 7</text:p>
      <text:p text:style-name="P48">Utilize a sintaxe curta de objetos (Object Short Syntax) no seguinte objeto:</text:p>
      <text:p text:style-name="P48"><text:s/>const nome = 'Diego';</text:p>
      <text:p text:style-name="P48"><text:s/>const idade = 23;</text:p>
      <text:p text:style-name="P48"><text:s/>const usuario = {</text:p>
      <text:p text:style-name="P48"><text:s text:c="4"/>nome: nome,</text:p>
      <text:p text:style-name="P48"><text:s text:c="4"/>idade: idade,</text:p>
      <text:p text:style-name="P48"><text:s text:c="4"/>cidade: 'Rio do Sul', </text:p>
      <text:p text:style-name="P48">}; </text:p>
      <text:p text:style-name="P27">Resolução</text:p>
      <text:p text:style-name="P3"><text:span text:style-name="T10">const</text:span> nome <text:span text:style-name="T10">=</text:span> <text:span text:style-name="T1">'Diego'</text:span></text:p>
      <text:p text:style-name="P3"><text:span text:style-name="T10">const</text:span> idade <text:span text:style-name="T10">=</text:span> <text:span text:style-name="T21">23</text:span></text:p>
      <text:p text:style-name="P3"><text:span text:style-name="T10">const</text:span> usuario <text:span text:style-name="T10">=</text:span> {</text:p>
      <text:p text:style-name="P12"><text:s text:c="4"/><text:span text:style-name="T5">nome,</text:span></text:p>
      <text:p text:style-name="P12"><text:s text:c="4"/><text:span text:style-name="T5">idade,</text:span></text:p>
      <text:p text:style-name="P12"><text:s text:c="4"/><text:span text:style-name="T5">cidade</text:span><text:span text:style-name="T11">:</text:span><text:span text:style-name="T5"> </text:span><text:span text:style-name="T2">'Rio do Sul'</text:span><text:span text:style-name="T5">,</text:span></text:p>
      <text:p text:style-name="P3">}</text:p>
      <text:p text:style-name="P17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11:24:12.092000000</meta:creation-date>
    <dc:date>2020-08-19T16:24:44.804000000</dc:date>
    <meta:editing-duration>PT3H18M31S</meta:editing-duration>
    <meta:editing-cycles>33</meta:editing-cycles>
    <meta:generator>LibreOffice/6.4.3.2$Windows_X86_64 LibreOffice_project/747b5d0ebf89f41c860ec2a39efd7cb15b54f2d8</meta:generator>
    <meta:document-statistic meta:table-count="0" meta:image-count="0" meta:object-count="0" meta:page-count="14" meta:paragraph-count="513" meta:word-count="2371" meta:character-count="16167" meta:non-whitespace-character-count="13472"/>
  </office:meta>
</office:document-meta>
</file>